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Droid Sans Mono" svg:font-family="'Droid Sans Mono'" style:font-pitch="fixed"/>
    <style:font-face style:name="Calibri" svg:font-family="Calibri" style:font-pitch="variable"/>
    <style:font-face style:name="Times New Roman3" svg:font-family="'Times New Roman'" style:font-pitch="variable"/>
    <style:font-face style:name="Times New Roman1" svg:font-family="'Times New Roman'" style:font-adornments="Bold" style:font-pitch="variable"/>
    <style:font-face style:name="Times New Roman" svg:font-family="'Times New Roman'" style:font-adornments="Обычный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2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4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983cm" fo:margin-left="-0.208cm" fo:margin-top="0cm" fo:margin-bottom="0cm" table:align="left" style:writing-mode="lr-tb"/>
    </style:style>
    <style:style style:name="Table1.A" style:family="table-column">
      <style:table-column-properties style:column-width="11.25cm"/>
    </style:style>
    <style:style style:name="Table1.B" style:family="table-column">
      <style:table-column-properties style:column-width="5.733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="0.097cm" fo:border="none">
        <style:background-image/>
      </style:table-cell-properties>
    </style:style>
    <style:style style:name="Table1.B8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Таблица2" style:family="table">
      <style:table-properties style:width="18.431cm" fo:margin-left="0.056cm" table:align="left" style:writing-mode="lr-tb"/>
    </style:style>
    <style:style style:name="Таблица2.A" style:family="table-column">
      <style:table-column-properties style:column-width="1.549cm"/>
    </style:style>
    <style:style style:name="Таблица2.G" style:family="table-column">
      <style:table-column-properties style:column-width="6.311cm"/>
    </style:style>
    <style:style style:name="Таблица2.H" style:family="table-column">
      <style:table-column-properties style:column-width="1.409cm"/>
    </style:style>
    <style:style style:name="Таблица2.I" style:family="table-column">
      <style:table-column-properties style:column-width="1.418cm"/>
    </style:style>
    <style:style style:name="Таблица2.A1" style:family="table-cell">
      <style:table-cell-properties fo:background-color="#eeeeee" fo:padding-left="0.3cm" fo:padding-right="0.3cm" fo:padding-top="0.499cm" fo:padding-bottom="0.499cm" fo:border-left="0.05pt solid #000000" fo:border-right="none" fo:border-top="0.05pt solid #000000" fo:border-bottom="0.05pt solid #000000">
        <style:background-image/>
      </style:table-cell-properties>
    </style:style>
    <style:style style:name="Таблица2.C1" style:family="table-cell">
      <style:table-cell-properties fo:padding-left="0.3cm" fo:padding-right="0.3cm" fo:padding-top="0.499cm" fo:padding-bottom="0.499cm" fo:border="0.05pt solid #000000"/>
    </style:style>
    <style:style style:name="Таблица2.D1" style:family="table-cell">
      <style:table-cell-properties fo:padding-left="0.3cm" fo:padding-right="0.3cm" fo:padding-top="0.499cm" fo:padding-bottom="0.499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-left="0.3cm" fo:padding-right="0.3cm" fo:padding-top="0.499cm" fo:padding-bottom="0.499cm" fo:border-left="0.05pt solid #000000" fo:border-right="none" fo:border-top="0.05pt solid #000000" fo:border-bottom="0.05pt solid #000000"/>
    </style:style>
    <style:style style:name="Таблица2.F1" style:family="table-cell">
      <style:table-cell-properties fo:padding-left="0.3cm" fo:padding-right="0.3cm" fo:padding-top="0.499cm" fo:padding-bottom="0.499cm" fo:border="0.05pt solid #000000"/>
    </style:style>
    <style:style style:name="Таблица2.G1" style:family="table-cell">
      <style:table-cell-properties fo:padding-left="0.3cm" fo:padding-right="0.3cm" fo:padding-top="0.499cm" fo:padding-bottom="0.499cm" fo:border-left="none" fo:border-right="none" fo:border-top="0.05pt solid #000000" fo:border-bottom="0.05pt solid #000000"/>
    </style:style>
    <style:style style:name="Таблица2.A2" style:family="table-cell">
      <style:table-cell-properties fo:padding-left="0.3cm" fo:padding-right="0.3cm" fo:padding-top="0.499cm" fo:padding-bottom="0.499cm" fo:border="none"/>
    </style:style>
    <style:style style:name="Таблица2.A3" style:family="table-cell">
      <style:table-cell-properties fo:background-color="#eeeeee" fo:padding-left="0.3cm" fo:padding-right="0.3cm" fo:padding-top="0.499cm" fo:padding-bottom="0.499cm" fo:border-left="none" fo:border-right="none" fo:border-top="0.05pt solid #000000" fo:border-bottom="0.05pt solid #000000">
        <style:background-image/>
      </style:table-cell-properties>
    </style:style>
    <style:style style:name="Таблица2.C3" style:family="table-cell">
      <style:table-cell-properties fo:padding-left="0.3cm" fo:padding-right="0.3cm" fo:padding-top="0.499cm" fo:padding-bottom="0.499cm" fo:border-left="0.05pt solid #000000" fo:border-right="none" fo:border-top="0.05pt solid #000000" fo:border-bottom="0.05pt solid #000000"/>
    </style:style>
    <style:style style:name="Таблица2.D3" style:family="table-cell">
      <style:table-cell-properties fo:padding-left="0.3cm" fo:padding-right="0.3cm" fo:padding-top="0.499cm" fo:padding-bottom="0.499cm" fo:border-left="0.05pt solid #000000" fo:border-right="none" fo:border-top="0.05pt solid #000000" fo:border-bottom="0.05pt solid #000000"/>
    </style:style>
    <style:style style:name="Таблица2.E3" style:family="table-cell">
      <style:table-cell-properties fo:padding-left="0.3cm" fo:padding-right="0.3cm" fo:padding-top="0.499cm" fo:padding-bottom="0.499cm" fo:border-left="0.05pt solid #000000" fo:border-right="none" fo:border-top="0.05pt solid #000000" fo:border-bottom="0.05pt solid #000000"/>
    </style:style>
    <style:style style:name="Таблица2.I3" style:family="table-cell">
      <style:table-cell-properties fo:background-color="#eeeeee" fo:padding-left="0.3cm" fo:padding-right="0.3cm" fo:padding-top="0.499cm" fo:padding-bottom="0.499cm" fo:border="0.05pt solid #000000">
        <style:background-image/>
      </style:table-cell-properties>
    </style:style>
    <style:style style:name="Table5" style:family="table">
      <style:table-properties style:width="18.501cm" table:align="margins" style:writing-mode="lr-tb"/>
    </style:style>
    <style:style style:name="Table5.A" style:family="table-column">
      <style:table-column-properties style:column-width="4.198cm" style:rel-column-width="14872*"/>
    </style:style>
    <style:style style:name="Table5.B" style:family="table-column">
      <style:table-column-properties style:column-width="14.303cm" style:rel-column-width="50663*"/>
    </style:style>
    <style:style style:name="Table5.A1" style:family="table-cell">
      <style:table-cell-properties fo:padding="0.097cm" fo:border-left="0.05pt solid #000000" fo:border-right="none" fo:border-top="none" fo:border-bottom="0.05pt solid #000000"/>
    </style:style>
    <style:style style:name="Table5.B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501cm" table:align="margins" style:writing-mode="lr-tb"/>
    </style:style>
    <style:style style:name="Таблица3.A" style:family="table-column">
      <style:table-column-properties style:column-width="18.501cm" style:rel-column-width="65535*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8.501cm" table:align="margins" style:writing-mode="lr-tb"/>
    </style:style>
    <style:style style:name="Таблица4.A" style:family="table-column">
      <style:table-column-properties style:column-width="18.501cm" style:rel-column-width="65535*"/>
    </style:style>
    <style:style style:name="Таблица4.A1" style:family="table-cell">
      <style:table-cell-properties fo:padding="0.097cm" fo:border-left="none" fo:border-right="none" fo:border-top="none" fo:border-bottom="0.05pt solid #000000"/>
    </style:style>
    <style:style style:name="Таблица4.A2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  <style:text-properties style:font-name="Calibri" fo:font-size="10.5pt" officeooo:paragraph-rsid="01bf421f" style:font-size-asian="10.5pt" style:font-size-complex="10.5pt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3" fo:font-size="14pt" fo:language="ru" fo:country="RU" style:text-underline-style="solid" style:text-underline-width="auto" style:text-underline-color="font-color" officeooo:rsid="01bff929" officeooo:paragraph-rsid="01bff929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3" fo:font-size="14pt" fo:language="ru" fo:country="RU" officeooo:rsid="01bff929" officeooo:paragraph-rsid="01e85119" style:font-size-asian="14pt" style:font-size-complex="14pt"/>
    </style:style>
    <style:style style:name="P4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0a" style:font-name="Times New Roman3" fo:font-size="14pt" fo:language="ru" fo:country="RU" officeooo:rsid="01ececba" officeooo:paragraph-rsid="01ececba" style:font-name-asian="WenQuanYi Micro Hei" style:font-size-asian="14pt" style:language-asian="zh" style:country-asian="CN" style:font-name-complex="Lohit Devanagari" style:font-size-complex="14pt" style:language-complex="hi" style:country-complex="IN"/>
    </style:style>
    <style:style style:name="P5" style:family="paragraph" style:parent-style-name="Standard">
      <style:paragraph-properties fo:margin-left="0cm" fo:margin-right="0cm" fo:margin-top="0.423cm" fo:margin-bottom="0cm" loext:contextual-spacing="false" fo:line-height="150%" fo:text-align="center" style:justify-single-word="false" fo:text-indent="0cm" style:auto-text-indent="false"/>
      <style:text-properties style:font-name="Times New Roman3" fo:font-size="14pt" style:font-size-asian="14pt" style:font-size-complex="14pt"/>
    </style:style>
    <style:style style:name="P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3" fo:font-size="14pt" style:font-name-asian="Times New Roman4" style:font-size-asian="14pt" style:language-asian="ru" style:country-asian="RU" style:font-name-complex="Times New Roman4" style:font-size-complex="14pt"/>
    </style:style>
    <style:style style:name="P7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style:font-name="Times New Roman3" fo:font-size="14pt" style:font-name-asian="Times New Roman4" style:font-size-asian="14pt" style:language-asian="ru" style:country-asian="RU" style:font-name-complex="Times New Roman4" style:font-size-complex="14pt"/>
    </style:style>
    <style:style style:name="P8" style:family="paragraph" style:parent-style-name="Standard">
      <style:paragraph-properties fo:margin-left="0cm" fo:margin-right="0cm" fo:text-align="end" style:justify-single-word="false" fo:text-indent="0cm" style:auto-text-indent="false" style:writing-mode="lr-tb"/>
      <style:text-properties style:font-name="Times New Roman3" fo:font-size="14pt" style:font-name-asian="Times New Roman4" style:font-size-asian="14pt" style:language-asian="ru" style:country-asian="RU" style:font-name-complex="Times New Roman4" style:font-size-complex="14pt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style:writing-mode="lr-tb"/>
      <style:text-properties style:font-name="Times New Roman3" fo:font-size="14pt" fo:language="ru" fo:country="RU" officeooo:rsid="01bf421f" officeooo:paragraph-rsid="01c81332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style:writing-mode="lr-tb"/>
      <style:text-properties style:font-name="Times New Roman3" fo:font-size="14pt" fo:language="ru" fo:country="RU" fo:font-weight="bold" officeooo:rsid="01bf421f" officeooo:paragraph-rsid="01c81332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style:font-name="Times New Roman3" fo:font-size="14pt" fo:font-weight="bold" style:font-name-asian="Times New Roman4" style:font-size-asian="14pt" style:language-asian="ru" style:country-asian="RU" style:font-weight-asian="bold" style:font-name-complex="Times New Roman4" style:font-size-complex="14pt" style:font-weight-complex="bold"/>
    </style:style>
    <style:style style:name="P12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/>
      <style:text-properties style:font-name="Times New Roman3" fo:font-size="14pt" officeooo:rsid="01c68466" officeooo:paragraph-rsid="01c68466" style:font-size-asian="14pt" style:font-size-complex="14pt"/>
    </style:style>
    <style:style style:name="P13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/>
      <style:text-properties style:font-name="Times New Roman3" fo:font-size="14pt" officeooo:rsid="01e85119" officeooo:paragraph-rsid="01e85119" style:font-size-asian="14pt" style:font-size-complex="14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/>
      <style:text-properties style:font-name="Times New Roman3" fo:font-size="14pt" officeooo:rsid="01f6e949" officeooo:paragraph-rsid="01f6e949" style:font-size-asian="14pt" style:font-size-complex="14pt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/>
      <style:text-properties style:font-name="Times New Roman3" fo:font-size="14pt" officeooo:rsid="01f83219" officeooo:paragraph-rsid="01f83219" style:font-size-asian="14pt" style:font-size-complex="14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/>
      <style:text-properties style:font-name="Times New Roman3" fo:font-size="14pt" fo:font-weight="bold" officeooo:rsid="001c1eab" officeooo:paragraph-rsid="01f6e949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/>
      <style:text-properties style:font-name="Times New Roman3" fo:font-size="14pt" fo:font-weight="bold" officeooo:rsid="01bf421f" officeooo:paragraph-rsid="01f6e949" style:font-size-asian="14pt" style:font-weight-asian="bold" style:font-size-complex="14pt" style:font-weight-complex="bold"/>
    </style:style>
    <style:style style:name="P18" style:family="paragraph" style:parent-style-name="Table">
      <style:paragraph-properties fo:margin-left="0cm" fo:margin-right="0cm" fo:text-indent="0cm" style:auto-text-indent="false" fo:keep-with-next="always"/>
    </style:style>
    <style:style style:name="P19" style:family="paragraph" style:parent-style-name="Table">
      <style:paragraph-properties fo:margin-left="0cm" fo:margin-right="0cm" fo:text-indent="0cm" style:auto-text-indent="false" fo:keep-with-next="always"/>
      <style:text-properties style:font-name="Times New Roman3" fo:font-size="14pt" officeooo:paragraph-rsid="01bf421f" style:font-size-asian="14pt" style:font-size-complex="14pt"/>
    </style:style>
    <style:style style:name="P20" style:family="paragraph" style:parent-style-name="Heading_20_1">
      <style:paragraph-properties fo:margin-left="0cm" fo:margin-right="0cm" fo:text-indent="0cm" style:auto-text-indent="false"/>
    </style:style>
    <style:style style:name="P21" style:family="paragraph" style:parent-style-name="Heading_20_1">
      <style:paragraph-properties fo:margin-left="0cm" fo:margin-right="0cm" fo:text-indent="0cm" style:auto-text-indent="false" fo:break-before="page"/>
    </style:style>
    <style:style style:name="P22" style:family="paragraph" style:parent-style-name="Standard">
      <style:paragraph-properties fo:margin-left="0cm" fo:margin-right="0cm" fo:text-align="end" style:justify-single-word="false" fo:text-indent="0cm" style:auto-text-indent="false" fo:break-before="page"/>
      <style:text-properties fo:color="#00000a" style:font-name="Times New Roman3" fo:font-size="14pt" fo:language="ru" fo:country="RU" officeooo:rsid="01ececba" officeooo:paragraph-rsid="01ececba" style:font-name-asian="WenQuanYi Micro Hei" style:font-size-asian="14pt" style:language-asian="zh" style:country-asian="CN" style:font-name-complex="Lohit Devanagari" style:font-size-complex="14pt" style:language-complex="hi" style:country-complex="IN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.199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font-name="Times New Roman3" fo:font-size="14pt" officeooo:rsid="01f9b946" officeooo:paragraph-rsid="01f9b946" style:font-size-asian="14pt" style:font-size-complex="14pt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.199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font-name="Times New Roman3" fo:font-size="14pt" officeooo:rsid="01f9b946" officeooo:paragraph-rsid="01fab7fd" style:font-size-asian="14pt" style:font-size-complex="14pt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.199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font-name="Times New Roman3" fo:font-size="14pt" fo:font-weight="bold" officeooo:rsid="01f9b946" officeooo:paragraph-rsid="01f9b946" style:font-size-asian="14pt" style:font-weight-asian="bold" style:font-size-complex="14pt" style:font-weight-complex="bold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.199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font-name="Times New Roman3" fo:font-size="14pt" fo:font-weight="normal" officeooo:rsid="01fab7fd" officeooo:paragraph-rsid="01fab7fd" style:font-size-asian="14pt" style:font-weight-asian="normal" style:font-size-complex="14pt" style:font-weight-complex="normal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.199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weight="bold" officeooo:paragraph-rsid="01f9b946" style:font-weight-asian="bold" style:font-weight-complex="bold"/>
    </style:style>
    <style:style style:name="P28" style:family="paragraph" style:parent-style-name="Text_20_body">
      <style:paragraph-properties fo:margin-left="0cm" fo:margin-right="0cm" fo:text-indent="0cm" style:auto-text-indent="false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fo:font-style="normal" officeooo:paragraph-rsid="01e2bb5d" style:font-style-asian="normal" style:font-style-complex="normal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font-weight="bold" officeooo:paragraph-rsid="01f33746" style:font-weight-asian="bold" style:font-weight-complex="bold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fo:font-weight="bold" officeooo:rsid="01f33746" officeooo:paragraph-rsid="01f33746" style:font-weight-asian="bold" style:font-weight-complex="bold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officeooo:paragraph-rsid="01f33746" fo:background-color="transparent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officeooo:paragraph-rsid="01f83219"/>
    </style:style>
    <style:style style:name="P34" style:family="paragraph" style:parent-style-name="Text_20_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Droid Sans Mono" fo:font-size="9pt" fo:language="en" fo:country="US" officeooo:rsid="01f6e949" officeooo:paragraph-rsid="01f6e949" style:font-size-asian="9pt" style:language-asian="zh" style:country-asian="CN" style:font-size-complex="9pt" style:language-complex="hi" style:country-complex="IN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Droid Sans Mono" fo:font-size="8pt" officeooo:rsid="01fe44be" officeooo:paragraph-rsid="01fe44be" style:font-size-asian="8pt" style:font-size-complex="8pt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style:font-name="Droid Sans Mono" fo:font-size="8pt" fo:font-weight="bold" officeooo:rsid="01fe44be" officeooo:paragraph-rsid="01fe44be" style:font-size-asian="8pt" style:font-weight-asian="bold" style:font-size-complex="8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style:font-name="Droid Sans Mono" fo:font-size="8pt" officeooo:rsid="01fe44be" officeooo:paragraph-rsid="01fe44be" style:font-size-asian="8pt" style:font-size-complex="8pt"/>
    </style:style>
    <style:style style:name="P38" style:family="paragraph" style:parent-style-name="Table_20_Contents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 text:number-lines="false" text:line-number="0" style:writing-mode="lr-tb"/>
      <style:text-properties style:font-name="monospace" fo:font-size="7.5pt" style:font-size-asian="7.5pt" style:font-size-complex="7.5pt"/>
    </style:style>
    <style:style style:name="P39" style:family="paragraph" style:parent-style-name="Table_20_Contents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text:number-lines="false" text:line-number="0" style:writing-mode="lr-tb"/>
      <style:text-properties style:font-name="Calibri" fo:font-weight="bold" officeooo:rsid="01f33746" officeooo:paragraph-rsid="01f33746" style:font-weight-asian="bold" style:font-weight-complex="bold"/>
    </style:style>
    <style:style style:name="P40" style:family="paragraph" style:parent-style-name="Table_20_Contents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text:number-lines="false" text:line-number="0" style:writing-mode="lr-tb"/>
      <style:text-properties style:font-name="Calibri" fo:font-weight="bold" style:font-weight-asian="bold" style:font-weight-complex="bold"/>
    </style:style>
    <style:style style:name="P41" style:family="paragraph" style:parent-style-name="Text_20_body">
      <style:paragraph-properties fo:margin-left="0cm" fo:margin-right="0cm" fo:margin-top="0cm" fo:margin-bottom="0.503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a" style:font-name="Times New Roman3" fo:font-size="14pt" fo:letter-spacing="normal" fo:language="ru" fo:country="RU" fo:font-style="normal" fo:font-weight="normal" officeooo:rsid="00070af8" officeooo:paragraph-rsid="01ff6f09" fo:background-color="transparent" style:font-name-asian="WenQuanYi Micro Hei" style:font-size-asian="14pt" style:language-asian="zh" style:country-asian="CN" style:font-name-complex="Lohit Devanagari" style:font-size-complex="14pt" style:language-complex="hi" style:country-complex="IN"/>
    </style:style>
    <style:style style:name="P42" style:family="paragraph" style:parent-style-name="Standard">
      <style:paragraph-properties fo:margin-left="9.8cm" fo:margin-right="0.45cm" fo:margin-top="0.212cm" fo:margin-bottom="0cm" loext:contextual-spacing="false" fo:text-indent="0cm" style:auto-text-indent="false"/>
      <style:text-properties style:font-name="Times New Roman3" fo:font-size="12pt" style:font-name-asian="Times New Roman4" style:font-size-asian="12pt" style:language-asian="ru" style:country-asian="RU" style:font-name-complex="Times New Roman4" style:font-size-complex="12pt"/>
    </style:style>
    <style:style style:name="P43" style:family="paragraph" style:parent-style-name="Standard">
      <style:paragraph-properties fo:text-align="justify" style:justify-single-word="false"/>
      <style:text-properties fo:color="#00000a" style:font-name="Times New Roman3" fo:font-size="14pt" fo:language="ru" fo:country="RU" officeooo:rsid="01d07df0" officeooo:paragraph-rsid="01daa6bd" style:font-name-asian="WenQuanYi Micro Hei" style:font-size-asian="14pt" style:language-asian="zh" style:country-asian="CN" style:font-name-complex="Lohit Devanagari" style:font-size-complex="14pt" style:language-complex="hi" style:country-complex="IN"/>
    </style:style>
    <style:style style:name="P44" style:family="paragraph" style:parent-style-name="Heading_20_1">
      <style:text-properties officeooo:paragraph-rsid="01df533c"/>
    </style:style>
    <style:style style:name="P45" style:family="paragraph" style:parent-style-name="Heading_20_1">
      <style:text-properties officeooo:paragraph-rsid="01e2bb5d"/>
    </style:style>
    <style:style style:name="P46" style:family="paragraph" style:parent-style-name="Heading_20_1">
      <style:paragraph-properties fo:text-align="start" style:justify-single-word="false" fo:break-before="page"/>
    </style:style>
    <style:style style:name="P47" style:family="paragraph" style:parent-style-name="Text_20_body">
      <style:text-properties officeooo:paragraph-rsid="01f33746"/>
    </style:style>
    <style:style style:name="P48" style:family="paragraph" style:parent-style-name="Text_20_body">
      <style:text-properties fo:background-color="transparent"/>
    </style:style>
    <style:style style:name="P49" style:family="paragraph" style:parent-style-name="Text_20_body">
      <style:text-properties officeooo:paragraph-rsid="01f7f5d5"/>
    </style:style>
    <style:style style:name="P50" style:family="paragraph" style:parent-style-name="Text_20_body">
      <style:text-properties officeooo:paragraph-rsid="01f83219"/>
    </style:style>
    <style:style style:name="P51" style:family="paragraph" style:parent-style-name="Text_20_body">
      <loext:graphic-properties draw:fill="none" draw:fill-color="#ffffff"/>
      <style:paragraph-properties fo:margin-left="0cm" fo:margin-right="0cm" fo:margin-top="0cm" fo:margin-bottom="0.199cm" loext:contextual-spacing="false" fo:text-align="justify" style:justify-single-word="false" fo:orphans="2" fo:widows="2" fo:text-indent="1.3cm" style:auto-text-indent="false" fo:background-color="transparent" style:writing-mode="lr-tb"/>
      <style:text-properties style:font-name="Times New Roman3" fo:font-size="14pt" fo:language="ru" fo:country="RU" officeooo:rsid="01f33746" officeooo:paragraph-rsid="01f4f93e" fo:background-color="transparent" style:font-size-asian="14pt" style:font-size-complex="14pt"/>
    </style:style>
    <style:style style:name="P52" style:family="paragraph" style:parent-style-name="Standard" style:master-page-name="First_20_Page">
      <style:paragraph-properties fo:margin-left="0cm" fo:margin-right="0cm" fo:line-height="100%" fo:text-align="center" style:justify-single-word="false" fo:text-indent="0cm" style:auto-text-indent="false" style:page-number="auto" style:writing-mode="lr-tb"/>
      <style:text-properties style:font-name="Times New Roman3" fo:font-size="14pt" style:font-name-asian="Times New Roman4" style:font-size-asian="14pt" style:language-asian="ru" style:country-asian="RU" style:font-name-complex="Times New Roman4" style:font-size-complex="14pt"/>
    </style:style>
    <style:style style:name="P53" style:family="paragraph" style:parent-style-name="Standard" style:list-style-name="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style:font-name="Times New Roman3" fo:font-size="16pt" fo:font-weight="bold" style:font-name-asian="Times New Roman4" style:font-size-asian="16pt" style:language-asian="ru" style:country-asian="RU" style:font-weight-asian="bold" style:font-name-complex="Times New Roman4" style:font-size-complex="16pt"/>
    </style:style>
    <style:style style:name="P54" style:family="paragraph" style:parent-style-name="Standard" style:list-style-name="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Times New Roman3" fo:font-size="14pt" fo:font-weight="bold" style:font-name-asian="Times New Roman4" style:font-size-asian="14pt" style:language-asian="ru" style:country-asian="RU" style:font-weight-asian="bold" style:font-name-complex="Times New Roman4" style:font-size-complex="14pt"/>
    </style:style>
    <style:style style:name="P55" style:family="paragraph" style:parent-style-name="Standard" style:list-style-name="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Times New Roman3" fo:font-size="14pt" fo:font-weight="bold" style:font-name-asian="Times New Roman4" style:font-size-asian="14pt" style:language-asian="ru" style:country-asian="RU" style:font-weight-asian="bold" style:font-name-complex="Times New Roman4" style:font-size-complex="14pt" style:font-weight-complex="bold"/>
    </style:style>
    <style:style style:name="P56" style:family="paragraph" style:parent-style-name="Standard" style:list-style-name="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Times New Roman3" fo:font-size="14pt" fo:font-weight="bold" officeooo:paragraph-rsid="01c2bc2e" style:font-name-asian="Times New Roman4" style:font-size-asian="14pt" style:language-asian="ru" style:country-asian="RU" style:font-weight-asian="bold" style:font-name-complex="Times New Roman4" style:font-size-complex="14pt" style:font-weight-complex="bold"/>
    </style:style>
    <style:style style:name="P57" style:family="paragraph" style:parent-style-name="Standard" style:list-style-name="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Times New Roman3" fo:font-size="14pt" fo:font-weight="normal" officeooo:rsid="01c2bc2e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58" style:family="paragraph" style:parent-style-name="Standard" style:list-style-name="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Times New Roman3" fo:font-size="14pt" fo:font-weight="normal" officeooo:paragraph-rsid="01c2bc2e" style:font-size-asian="14pt" style:font-weight-asian="normal" style:font-size-complex="14pt" style:font-weight-complex="normal"/>
    </style:style>
    <style:style style:name="P59" style:family="paragraph" style:parent-style-name="Standard" style:list-style-name="">
      <style:paragraph-properties fo:margin-left="0cm" fo:margin-right="0cm" fo:text-indent="0.501cm" style:auto-text-indent="false">
        <style:tab-stops>
          <style:tab-stop style:position="1cm"/>
        </style:tab-stops>
      </style:paragraph-properties>
      <style:text-properties style:font-name="Times New Roman3" fo:font-size="12pt" fo:font-weight="bold" style:font-name-asian="Times New Roman4" style:font-size-asian="12pt" style:language-asian="ru" style:country-asian="RU" style:font-weight-asian="bold" style:font-name-complex="Times New Roman4" style:font-size-complex="12pt"/>
    </style:style>
    <style:style style:name="P60" style:family="paragraph" style:parent-style-name="Standard" style:list-style-name="">
      <style:paragraph-properties fo:margin-left="0cm" fo:margin-right="0cm" fo:text-align="center" style:justify-single-word="false" fo:text-indent="0.501cm" style:auto-text-indent="false">
        <style:tab-stops>
          <style:tab-stop style:position="1cm"/>
        </style:tab-stops>
      </style:paragraph-properties>
      <style:text-properties style:font-name="Times New Roman3" fo:font-size="12pt" fo:font-weight="bold" style:font-name-asian="Times New Roman4" style:font-size-asian="12pt" style:language-asian="ru" style:country-asian="RU" style:font-weight-asian="bold" style:font-name-complex="Times New Roman4" style:font-size-complex="12pt"/>
    </style:style>
    <style:style style:name="P61" style:family="paragraph" style:parent-style-name="Standard" style:list-style-name="">
      <style:paragraph-properties fo:margin-left="0cm" fo:margin-right="0cm" fo:text-align="center" style:justify-single-word="false" fo:text-indent="0.501cm" style:auto-text-indent="false">
        <style:tab-stops>
          <style:tab-stop style:position="1cm"/>
        </style:tab-stops>
      </style:paragraph-properties>
      <style:text-properties style:font-name="Times New Roman3" fo:font-size="12pt" fo:font-weight="bold" style:font-name-asian="Times New Roman4" style:font-size-asian="12pt" style:language-asian="ru" style:country-asian="RU" style:font-weight-asian="bold" style:font-name-complex="Times New Roman4" style:font-size-complex="12pt" style:font-weight-complex="bold"/>
    </style:style>
    <style:style style:name="P62" style:family="paragraph" style:parent-style-name="Text_20_body" style:list-style-name="L1"/>
    <style:style style:name="P63" style:family="paragraph" style:parent-style-name="Text_20_body">
      <style:paragraph-properties fo:margin-left="0cm" fo:margin-right="0cm" fo:text-indent="0cm" style:auto-text-indent="false"/>
      <style:text-properties fo:font-weight="bold" officeooo:rsid="01f33746" officeooo:paragraph-rsid="01f33746" fo:background-color="transparent" style:font-weight-asian="bold" style:font-weight-complex="bold"/>
    </style:style>
    <style:style style:name="P64" style:family="paragraph" style:parent-style-name="Text_20_body">
      <style:paragraph-properties fo:margin-left="0cm" fo:margin-right="0cm" fo:text-indent="0cm" style:auto-text-indent="false"/>
      <style:text-properties fo:font-style="normal" officeooo:rsid="0203a9d2" officeooo:paragraph-rsid="0203a9d2" style:font-style-asian="normal" style:font-style-complex="normal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fo:font-style="normal" officeooo:paragraph-rsid="0203a9d2" style:font-style-asian="normal" style:font-style-complex="normal"/>
    </style:style>
    <style:style style:name="P66" style:family="paragraph" style:parent-style-name="Text_20_body">
      <style:paragraph-properties fo:margin-left="0cm" fo:margin-right="0cm" fo:margin-top="0cm" fo:margin-bottom="0cm" loext:contextual-spacing="false" fo:text-indent="0cm" style:auto-text-indent="false" style:writing-mode="lr-tb"/>
      <style:text-properties fo:color="#00000a" style:font-name="Droid Sans Mono" fo:font-size="9pt" fo:language="en" fo:country="US" officeooo:rsid="01f6e949" officeooo:paragraph-rsid="01f6e949" style:font-name-asian="WenQuanYi Micro Hei" style:font-size-asian="9pt" style:language-asian="zh" style:country-asian="CN" style:font-name-complex="Lohit Devanagari" style:font-size-complex="9pt" style:language-complex="hi" style:country-complex="IN"/>
    </style:style>
    <style:style style:name="P67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/>
      <style:text-properties style:font-name="Times New Roman3" fo:font-size="14pt" fo:font-weight="normal" officeooo:rsid="01f9b946" officeooo:paragraph-rsid="01f9b946" style:font-size-asian="14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1bff92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1c0f4e2" style:font-weight-asian="bold" style:font-weight-complex="bold"/>
    </style:style>
    <style:style style:name="T5" style:family="text">
      <style:text-properties fo:font-weight="bold" officeooo:rsid="01d5d964" style:font-weight-asian="bold" style:font-weight-complex="bold"/>
    </style:style>
    <style:style style:name="T6" style:family="text">
      <style:text-properties fo:font-weight="bold" officeooo:rsid="01e61b56" style:font-weight-asian="bold" style:font-weight-complex="bold"/>
    </style:style>
    <style:style style:name="T7" style:family="text">
      <style:text-properties fo:font-weight="bold" officeooo:rsid="01bf421f" style:font-weight-asian="bold" style:font-weight-complex="bold"/>
    </style:style>
    <style:style style:name="T8" style:family="text">
      <style:text-properties fo:font-weight="bold" officeooo:rsid="01c9fcc2" style:font-weight-asian="bold" style:font-weight-complex="bold"/>
    </style:style>
    <style:style style:name="T9" style:family="text">
      <style:text-properties fo:font-weight="bold" officeooo:rsid="01f1a626" style:font-weight-asian="bold" style:font-weight-complex="bold"/>
    </style:style>
    <style:style style:name="T10" style:family="text">
      <style:text-properties fo:font-weight="bold" officeooo:rsid="01f33746" style:font-weight-asian="bold" style:font-weight-complex="bold"/>
    </style:style>
    <style:style style:name="T11" style:family="text">
      <style:text-properties fo:font-weight="bold" officeooo:rsid="01f6e949" style:font-weight-asian="bold" style:font-weight-complex="bold"/>
    </style:style>
    <style:style style:name="T12" style:family="text">
      <style:text-properties fo:font-weight="bold" officeooo:rsid="01f9b946" style:font-weight-asian="bold" style:font-weight-complex="bold"/>
    </style:style>
    <style:style style:name="T13" style:family="text">
      <style:text-properties fo:font-weight="bold" style:font-name-asian="Times New Roman4" style:language-asian="ru" style:country-asian="RU" style:font-weight-asian="bold" style:font-name-complex="Times New Roman4" style:font-weight-complex="bold"/>
    </style:style>
    <style:style style:name="T14" style:family="text">
      <style:text-properties fo:font-weight="bold" officeooo:rsid="000f3815" style:font-name-asian="Times New Roman4" style:language-asian="ru" style:country-asian="RU" style:font-weight-asian="bold" style:font-name-complex="Times New Roman4" style:font-weight-complex="bold"/>
    </style:style>
    <style:style style:name="T15" style:family="text">
      <style:text-properties fo:font-weight="bold" officeooo:rsid="00071b14" fo:background-color="transparent" loext:char-shading-value="0" style:font-weight-asian="bold" style:font-weight-complex="bold"/>
    </style:style>
    <style:style style:name="T16" style:family="text">
      <style:text-properties officeooo:rsid="001b8bc1"/>
    </style:style>
    <style:style style:name="T17" style:family="text">
      <style:text-properties officeooo:rsid="01c0f4e2"/>
    </style:style>
    <style:style style:name="T18" style:family="text">
      <style:text-properties officeooo:rsid="01c2bc2e"/>
    </style:style>
    <style:style style:name="T19" style:family="text">
      <style:text-properties fo:font-variant="normal" fo:text-transform="none" fo:color="#000000" fo:letter-spacing="normal" fo:font-style="normal" officeooo:rsid="01c2bc2e"/>
    </style:style>
    <style:style style:name="T20" style:family="text">
      <style:text-properties fo:font-variant="normal" fo:text-transform="none" fo:color="#000000" fo:letter-spacing="normal" fo:font-style="normal" fo:font-weight="normal" officeooo:rsid="02015aba" fo:background-color="transparent" loext:char-shading-value="0" style:font-weight-asian="normal" style:font-weight-complex="normal"/>
    </style:style>
    <style:style style:name="T21" style:family="text">
      <style:text-properties fo:font-variant="normal" fo:text-transform="none" fo:letter-spacing="normal" fo:font-style="normal" fo:font-weight="normal" officeooo:rsid="00070af8" fo:background-color="transparent" loext:char-shading-value="0"/>
    </style:style>
    <style:style style:name="T22" style:family="text">
      <style:text-properties fo:font-variant="normal" fo:text-transform="none" fo:letter-spacing="normal" fo:font-style="normal" fo:font-weight="normal" officeooo:rsid="01c2bc2e" fo:background-color="transparent" loext:char-shading-value="0" style:font-name-asian="Times New Roman4" style:language-asian="ru" style:country-asian="RU" style:font-weight-asian="normal" style:font-name-complex="Times New Roman4" style:font-weight-complex="normal"/>
    </style:style>
    <style:style style:name="T23" style:family="text">
      <style:text-properties style:font-name-asian="Times New Roman4" style:language-asian="ru" style:country-asian="RU" style:font-name-complex="Times New Roman4"/>
    </style:style>
    <style:style style:name="T24" style:family="text">
      <style:text-properties officeooo:rsid="01bff929" style:font-name-asian="Times New Roman4" style:language-asian="ru" style:country-asian="RU" style:font-name-complex="Times New Roman4"/>
    </style:style>
    <style:style style:name="T25" style:family="text">
      <style:text-properties officeooo:rsid="01c2bc2e" style:font-name-asian="Times New Roman4" style:language-asian="ru" style:country-asian="RU" style:font-name-complex="Times New Roman4"/>
    </style:style>
    <style:style style:name="T26" style:family="text">
      <style:text-properties officeooo:rsid="01f33746" style:font-name-asian="Times New Roman4" style:language-asian="ru" style:country-asian="RU" style:font-name-complex="Times New Roman4"/>
    </style:style>
    <style:style style:name="T27" style:family="text">
      <style:text-properties officeooo:rsid="01c2bc2e" style:font-name-asian="Times New Roman4" style:language-asian="ru" style:country-asian="RU" style:font-weight-asian="normal" style:font-name-complex="Times New Roman4" style:font-weight-complex="normal"/>
    </style:style>
    <style:style style:name="T28" style:family="text">
      <style:text-properties officeooo:rsid="01c81332"/>
    </style:style>
    <style:style style:name="T29" style:family="text">
      <style:text-properties officeooo:rsid="01c9fcc2"/>
    </style:style>
    <style:style style:name="T30" style:family="text">
      <style:text-properties officeooo:rsid="01d6f5d5"/>
    </style:style>
    <style:style style:name="T31" style:family="text">
      <style:text-properties fo:color="#000000" fo:background-color="#ffffff" loext:char-shading-value="0"/>
    </style:style>
    <style:style style:name="T32" style:family="text">
      <style:text-properties fo:color="#000000" officeooo:rsid="01f33746" style:font-name-asian="Times New Roman4" style:language-asian="ru" style:country-asian="RU" style:font-weight-asian="normal" style:font-name-complex="Times New Roman4" style:font-weight-complex="normal"/>
    </style:style>
    <style:style style:name="T33" style:family="text">
      <style:text-properties officeooo:rsid="01d7e39c"/>
    </style:style>
    <style:style style:name="T34" style:family="text">
      <style:text-properties officeooo:rsid="01dd4250"/>
    </style:style>
    <style:style style:name="T35" style:family="text">
      <style:text-properties officeooo:rsid="01dee14f"/>
    </style:style>
    <style:style style:name="T36" style:family="text">
      <style:text-properties style:font-name="Times New Roman3" fo:font-size="14pt" officeooo:rsid="01f6e949" style:font-size-asian="14pt" style:font-size-complex="14pt"/>
    </style:style>
    <style:style style:name="T37" style:family="text">
      <style:text-properties style:font-name="Times New Roman3" fo:font-size="14pt" officeooo:rsid="01f9b946" style:font-size-asian="14pt" style:font-size-complex="14pt"/>
    </style:style>
    <style:style style:name="T38" style:family="text">
      <style:text-properties style:font-name="Times New Roman3" fo:font-size="14pt" fo:language="ru" fo:country="RU" fo:background-color="transparent" loext:char-shading-value="0" style:font-size-asian="14pt" style:font-size-complex="14pt"/>
    </style:style>
    <style:style style:name="T39" style:family="text">
      <style:text-properties style:font-name="Times New Roman3" fo:font-size="14pt" fo:language="ru" fo:country="RU" officeooo:rsid="01d11307" fo:background-color="transparent" loext:char-shading-value="0" style:font-size-asian="14pt" style:font-size-complex="14pt"/>
    </style:style>
    <style:style style:name="T40" style:family="text">
      <style:text-properties style:font-name="Times New Roman3" fo:font-size="14pt" fo:language="ru" fo:country="RU" officeooo:rsid="01dee14f" fo:background-color="transparent" loext:char-shading-value="0" style:font-size-asian="14pt" style:font-size-complex="14pt"/>
    </style:style>
    <style:style style:name="T41" style:family="text">
      <style:text-properties style:font-name="Times New Roman3" fo:font-size="14pt" fo:language="ru" fo:country="RU" officeooo:rsid="01e960d1" fo:background-color="transparent" loext:char-shading-value="0" style:font-size-asian="14pt" style:font-size-complex="14pt"/>
    </style:style>
    <style:style style:name="T42" style:family="text">
      <style:text-properties style:font-name="Times New Roman3" fo:font-size="14pt" fo:language="ru" fo:country="RU" officeooo:rsid="01f4f93e" fo:background-color="transparent" loext:char-shading-value="0" style:font-size-asian="14pt" style:font-size-complex="14pt"/>
    </style:style>
    <style:style style:name="T43" style:family="text">
      <style:text-properties style:font-name="Times New Roman3" fo:font-size="14pt" fo:language="ru" fo:country="RU" fo:font-weight="normal" fo:background-color="transparent" loext:char-shading-value="0" style:font-size-asian="14pt" style:font-size-complex="14pt"/>
    </style:style>
    <style:style style:name="T44" style:family="text">
      <style:text-properties style:font-name="Times New Roman3" fo:font-size="14pt" fo:language="ru" fo:country="RU" fo:font-weight="normal" officeooo:rsid="01f4f93e" fo:background-color="transparent" loext:char-shading-value="0" style:font-size-asian="14pt" style:font-size-complex="14pt"/>
    </style:style>
    <style:style style:name="T45" style:family="text">
      <style:text-properties style:font-name="Times New Roman3" fo:font-size="14pt" fo:language="ru" fo:country="RU" fo:font-weight="normal" officeooo:rsid="01f83219" fo:background-color="transparent" loext:char-shading-value="0" style:font-size-asian="14pt" style:font-size-complex="14pt"/>
    </style:style>
    <style:style style:name="T46" style:family="text">
      <style:text-properties style:font-name="Times New Roman3" fo:font-size="14pt" fo:language="ru" fo:country="RU" fo:font-weight="normal" officeooo:rsid="01f9b946" fo:background-color="transparent" loext:char-shading-value="0" style:font-size-asian="14pt" style:font-size-complex="14pt"/>
    </style:style>
    <style:style style:name="T47" style:family="text">
      <style:text-properties style:font-name="Times New Roman3" fo:font-size="14pt" fo:language="ru" fo:country="RU" fo:font-weight="normal" fo:background-color="transparent" loext:char-shading-value="0" style:font-size-asian="14pt" style:font-weight-asian="normal" style:font-size-complex="14pt" style:font-weight-complex="normal"/>
    </style:style>
    <style:style style:name="T48" style:family="text">
      <style:text-properties style:font-name="Times New Roman3" fo:font-size="14pt" fo:font-weight="normal" officeooo:rsid="01f9b946" style:font-size-asian="14pt" style:font-weight-asian="normal" style:font-size-complex="14pt" style:font-weight-complex="normal"/>
    </style:style>
    <style:style style:name="T49" style:family="text">
      <style:text-properties officeooo:rsid="01e2bb5d"/>
    </style:style>
    <style:style style:name="T50" style:family="text">
      <style:text-properties style:font-name="Times New Roman2" style:font-name-complex="Times New Roman4"/>
    </style:style>
    <style:style style:name="T51" style:family="text">
      <style:text-properties style:font-name="Times New Roman2" fo:language="en" fo:country="US" style:font-name-complex="Times New Roman4"/>
    </style:style>
    <style:style style:name="T52" style:family="text">
      <style:text-properties style:font-name="Times New Roman2" fo:language="en" fo:country="US" officeooo:rsid="01e2bb5d" style:font-name-complex="Times New Roman4"/>
    </style:style>
    <style:style style:name="T53" style:family="text">
      <style:text-properties fo:font-weight="normal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1f33746" style:font-weight-asian="normal" style:font-weight-complex="normal"/>
    </style:style>
    <style:style style:name="T56" style:family="text">
      <style:text-properties fo:font-weight="normal" officeooo:rsid="01f4f93e" fo:background-color="#ffffff" loext:char-shading-value="0"/>
    </style:style>
    <style:style style:name="T57" style:family="text">
      <style:text-properties officeooo:rsid="01e85119"/>
    </style:style>
    <style:style style:name="T58" style:family="text">
      <style:text-properties fo:color="#5454ff" fo:font-weight="bold" fo:background-color="#ffffff" loext:char-shading-value="0"/>
    </style:style>
    <style:style style:name="T59" style:family="text">
      <style:text-properties officeooo:rsid="01f0608f"/>
    </style:style>
    <style:style style:name="T60" style:family="text">
      <style:text-properties officeooo:rsid="01f33746"/>
    </style:style>
    <style:style style:name="T61" style:family="text">
      <style:text-properties fo:background-color="transparent" loext:char-shading-value="0"/>
    </style:style>
    <style:style style:name="T62" style:family="text">
      <style:text-properties officeooo:rsid="00071b14" fo:background-color="transparent" loext:char-shading-value="0"/>
    </style:style>
    <style:style style:name="T63" style:family="text">
      <style:text-properties officeooo:rsid="00071b14"/>
    </style:style>
    <style:style style:name="T64" style:family="text">
      <style:text-properties officeooo:rsid="01f4f93e"/>
    </style:style>
    <style:style style:name="T65" style:family="text">
      <style:text-properties fo:color="#00000a" style:font-name-asian="WenQuanYi Micro Hei" style:font-name-complex="Lohit Devanagari"/>
    </style:style>
    <style:style style:name="T66" style:family="text">
      <style:text-properties fo:color="#00000a" fo:font-weight="bold" style:font-name-asian="WenQuanYi Micro Hei" style:font-weight-asian="bold" style:font-name-complex="Lohit Devanagari" style:font-weight-complex="bold"/>
    </style:style>
    <style:style style:name="T67" style:family="text">
      <style:text-properties fo:color="#00000a" fo:language="ru" fo:country="RU" fo:background-color="transparent" loext:char-shading-value="0" style:font-name-asian="WenQuanYi Micro Hei" style:language-asian="zh" style:country-asian="CN" style:font-name-complex="Lohit Devanagari" style:language-complex="hi" style:country-complex="IN"/>
    </style:style>
    <style:style style:name="T68" style:family="text">
      <style:text-properties fo:color="#00000a" fo:language="ru" fo:country="RU" fo:font-weight="normal" fo:background-color="transparent" loext:char-shading-value="0" style:font-name-asian="WenQuanYi Micro Hei" style:language-asian="zh" style:country-asian="CN" style:font-name-complex="Lohit Devanagari" style:language-complex="hi" style:country-complex="IN"/>
    </style:style>
    <style:style style:name="T69" style:family="text">
      <style:text-properties officeooo:rsid="01f6e949"/>
    </style:style>
    <style:style style:name="T70" style:family="text">
      <style:text-properties fo:color="#808080" fo:font-style="italic" style:font-name-asian="WenQuanYi Micro Hei" style:font-style-asian="italic" style:font-name-complex="Lohit Devanagari" style:font-style-complex="italic"/>
    </style:style>
    <style:style style:name="T71" style:family="text">
      <style:text-properties fo:language="ru" fo:country="RU" officeooo:rsid="01f6e949"/>
    </style:style>
    <style:style style:name="T72" style:family="text">
      <style:text-properties fo:language="ru" fo:country="RU" fo:font-weight="normal" fo:background-color="transparent" loext:char-shading-value="0"/>
    </style:style>
    <style:style style:name="T73" style:family="text">
      <style:text-properties fo:language="ru" fo:country="RU" fo:font-weight="normal" officeooo:rsid="01f4f93e" fo:background-color="transparent" loext:char-shading-value="0"/>
    </style:style>
    <style:style style:name="T74" style:family="text">
      <style:text-properties officeooo:rsid="01f7f5d5"/>
    </style:style>
    <style:style style:name="T75" style:family="text">
      <style:text-properties officeooo:rsid="01f83219"/>
    </style:style>
    <style:style style:name="T76" style:family="text">
      <style:text-properties style:font-name="Droid Sans Mono" fo:font-size="10pt" style:font-size-asian="10pt" style:font-size-complex="10pt"/>
    </style:style>
    <style:style style:name="T77" style:family="text">
      <style:text-properties officeooo:rsid="01ff6f09"/>
    </style:style>
    <style:style style:name="T78" style:family="text">
      <style:text-properties officeooo:rsid="02015aba"/>
    </style:style>
    <style:style style:name="T79" style:family="text">
      <style:text-properties officeooo:rsid="0203a9d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52">Московский Авиационный Институт</text:p>
      <text:p text:style-name="P7">(Национальный Исследовательский Университет)</text:p>
      <text:p text:style-name="P11">Факультет прикладной математики и физики</text:p>
      <text:p text:style-name="P7">Кафедра вычислительной математики и программирования</text:p>
      <text:h text:style-name="P59" text:outline-level="1"><text:s text:c="46"/></text:h>
      <text:h text:style-name="P60" text:outline-level="1"/>
      <text:h text:style-name="P60" text:outline-level="1"/>
      <text:h text:style-name="P60" text:outline-level="1"/>
      <text:h text:style-name="P60" text:outline-level="1"/>
      <text:h text:style-name="P60" text:outline-level="1"/>
      <text:h text:style-name="P60" text:outline-level="1"/>
      <text:h text:style-name="P60" text:outline-level="1"/>
      <text:h text:style-name="P53" text:outline-level="1">КУРСОВАЯ РАБОТА</text:h>
      <text:h text:style-name="P54" text:outline-level="1">по курсу</text:h>
      <text:h text:style-name="P55" text:outline-level="1"><text:span text:style-name="T18">"</text:span>Информатика<text:span text:style-name="T18">"</text:span></text:h>
      <text:h text:style-name="P57" text:outline-level="1">"Архитектура ЭВМ, системное программное обеспечение"</text:h>
      <text:h text:style-name="P56" text:outline-level="1"><text:span text:style-name="T1">I</text:span><text:span text:style-name="T2">I</text:span> семестр</text:h>
      <text:h text:style-name="P58" text:outline-level="1"><text:span text:style-name="T23">Задание </text:span><text:span text:style-name="T26">7</text:span><text:span text:style-name="T24"> </text:span><text:span text:style-name="T25">"</text:span><text:span text:style-name="T26">Разреженные матрицы</text:span><text:span text:style-name="T19">"</text:span></text:h>
      <text:h text:style-name="P61" text:outline-level="1"/>
      <text:h text:style-name="P61" text:outline-level="1"/>
      <text:h text:style-name="P61" text:outline-level="1"/>
      <text:h text:style-name="P61" text:outline-level="1"/>
      <text:h text:style-name="P61" text:outline-level="1"/>
      <text:h text:style-name="P60" text:outline-level="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Студент:</text:p>
          </table:table-cell>
          <table:table-cell table:style-name="Table1.A1" office:value-type="string">
            <text:p text:style-name="P6">Пашкевич А. Р.</text:p>
          </table:table-cell>
        </table:table-row>
        <table:table-row table:style-name="Table1.1">
          <table:table-cell table:style-name="Table1.A1" office:value-type="string">
            <text:p text:style-name="P8">Группа:</text:p>
          </table:table-cell>
          <table:table-cell table:style-name="Table1.A1" office:value-type="string">
            <text:p text:style-name="P6">08-107, № по списку 10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8">Руководитель:</text:p>
          </table:table-cell>
          <table:table-cell table:style-name="Table1.A1" office:value-type="string">
            <text:p text:style-name="P6">Ридли М. К.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6">Ридли А. Н.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8">Оценка:</text:p>
          </table:table-cell>
          <table:table-cell table:style-name="Table1.B8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8">Дата:</text:p>
          </table:table-cell>
          <table:table-cell table:style-name="Table1.B8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8">Подпись:</text:p>
          </table:table-cell>
          <table:table-cell table:style-name="Table1.B8" office:value-type="string">
            <text:p text:style-name="P6"/>
          </table:table-cell>
        </table:table-row>
      </table:table>
      <text:p text:style-name="P42"/>
      <text:p text:style-name="P42"/>
      <text:p text:style-name="P5"><text:span text:style-name="T13">Москва, 201</text:span><text:span text:style-name="T14">7</text:span></text:p>
      <text:p text:style-name="P46">Аннотация</text:p>
      <text:p text:style-name="P41">В данном документе описывается программа, написанная в соответствии с постановкой задачи на курсовое проектирование по теме "<text:span text:style-name="T32">Разреженные матрицы</text:span>" по дисциплине "<text:span text:style-name="T27">Архитектура ЭВМ, системное программное обеспечение</text:span>". Данная программа предназначена для обработки <text:span text:style-name="T77">разреженных матриц с элементами комплексного типа</text:span>. Входными данными является <text:span text:style-name="T30">текстовый файл содержащий матрицу размером m × n</text:span>. Для проверки работы программы разработан тестовый пример. Результаты тестирования доказывают, что программа правильно выполняет все операции по обработке входных данных и формирования выходных данных.</text:p>
      <text:p text:style-name="P20"/>
      <text:p text:style-name="P21">1. <text:span text:style-name="T18">П</text:span>остановка задачи</text:p>
      <text:p text:style-name="Text_20_body">Составить программу на языке Си с функциями для обработки прямоугольных разреженных матриц с элементами <text:span text:style-name="T15">комплексного</text:span><text:span text:style-name="T62"> </text:span><text:span text:style-name="T61">т</text:span>ип<text:span text:style-name="T60">а</text:span>, которая:</text:p>
      <text:list xml:id="list6336659791737308403" text:style-name="L1">
        <text:list-item>
          <text:p text:style-name="P62">Вводит матрицы различного размера, представленные во входном текстовом файле в обычном формате (по строкам), с одновременным размещением ненулевых элементов в разреженной матрице в соответствии с заданной схемой;</text:p>
        </text:list-item>
        <text:list-item>
          <text:p text:style-name="P62">Печатает введенные матрицы во внутреннем представлении согласно заданной схеме размещения и в обычном (естественном) виде;</text:p>
        </text:list-item>
        <text:list-item>
          <text:p text:style-name="P62">Выполняет необходимые преобразования разреженных матриц (или вычисления над ними) путем обращения к соответствующим функциям;</text:p>
        </text:list-item>
        <text:list-item>
          <text:p text:style-name="P62">Печатает результат преобразования (вычисления) согласно заданной схеме размещения и в обычном виде.</text:p>
        </text:list-item>
      </text:list>
      <text:p text:style-name="Text_20_body">Для отладки использовать матрицы, содержащие 5-10% ненулевых элементов с максимальным числом элементов 100.</text:p>
      <text:p text:style-name="P31">Схема размещения:</text:p>
      <text:p text:style-name="P48"><text:span text:style-name="T60">Схема размещения </text:span>матриц<text:span text:style-name="T63">ы</text:span> —<text:span text:style-name="T55"> </text:span><text:span text:style-name="T10">один </text:span><text:span text:style-name="T3">вектор</text:span><text:span text:style-name="T54">, </text:span><text:span text:style-name="T55">что соответствует варианту 2 задания.</text:span></text:p>
      <text:p text:style-name="Text_20_body">Ненулевому элементу соответствуют две ячейки: первая содержит номер столбца, вторая содержит значение элемента. <text:span text:style-name="T63">Нуль</text:span> в первой ячейке означает конец строки, а вторая ячейка в этом случае содержит номер следующей хранимой строки. <text:span text:style-name="T63">Нули</text:span> в обеих ячейках явля<text:span text:style-name="T63">ю</text:span>тся признаком конца перечня ненулевых элементов разреженной матрицы.</text:p>
      <table:table table:name="Таблица2" table:style-name="Таблица2">
        <table:table-column table:style-name="Таблица2.A" table:number-columns-repeated="6"/>
        <table:table-column table:style-name="Таблица2.G"/>
        <table:table-column table:style-name="Таблица2.H"/>
        <table:table-column table:style-name="Таблица2.I"/>
        <table:table-row>
          <table:table-cell table:style-name="Таблица2.A1" office:value-type="string">
            <text:p text:style-name="P39">0</text:p>
          </table:table-cell>
          <table:table-cell table:style-name="Таблица2.A1" office:value-type="string">
            <text:p text:style-name="P39">row</text:p>
          </table:table-cell>
          <table:table-cell table:style-name="Таблица2.C1" office:value-type="string">
            <text:p text:style-name="P39">col</text:p>
          </table:table-cell>
          <table:table-cell table:style-name="Таблица2.D1" office:value-type="string">
            <text:p text:style-name="P39">value</text:p>
          </table:table-cell>
          <table:table-cell table:style-name="Таблица2.E1" office:value-type="string">
            <text:p text:style-name="P39">col</text:p>
          </table:table-cell>
          <table:table-cell table:style-name="Таблица2.F1" office:value-type="string">
            <text:p text:style-name="P39">value</text:p>
          </table:table-cell>
          <table:table-cell table:style-name="Таблица2.G1" table:number-columns-spanned="3" office:value-type="string">
            <text:p text:style-name="P40">...</text:p>
          </table:table-cell>
          <table:covered-table-cell/>
          <table:covered-table-cell/>
        </table:table-row>
        <table:table-row>
          <table:table-cell table:style-name="Таблица2.A2" table:number-columns-spanned="9" office:value-type="string">
            <text:p text:style-name="P40">.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office:value-type="string">
            <text:p text:style-name="P39">0</text:p>
          </table:table-cell>
          <table:table-cell table:style-name="Таблица2.A1" office:value-type="string">
            <text:p text:style-name="P39">row</text:p>
          </table:table-cell>
          <table:table-cell table:style-name="Таблица2.C3" office:value-type="string">
            <text:p text:style-name="P39">col</text:p>
          </table:table-cell>
          <table:table-cell table:style-name="Таблица2.D3" office:value-type="string">
            <text:p text:style-name="P39">value</text:p>
          </table:table-cell>
          <table:table-cell table:style-name="Таблица2.E3" table:number-columns-spanned="3" office:value-type="string">
            <text:p text:style-name="P40">...</text:p>
          </table:table-cell>
          <table:covered-table-cell/>
          <table:covered-table-cell/>
          <table:table-cell table:style-name="Таблица2.A1" office:value-type="string">
            <text:p text:style-name="P39">0</text:p>
          </table:table-cell>
          <table:table-cell table:style-name="Таблица2.I3" office:value-type="string">
            <text:p text:style-name="P39">0</text:p>
          </table:table-cell>
        </table:table-row>
      </table:table>
      <text:p text:style-name="P63"/>
      <text:p text:style-name="P63">Преобразование:</text:p>
      <text:p text:style-name="P32"><text:span text:style-name="T55">Вариант преобразования — 7. </text:span><text:span text:style-name="T54">На</text:span><text:span text:style-name="T53">йти строку, содержащую наибольшее количество ненулевых элементов, напечатать ее номер и сумму элементов этой строки. Если таких строк несколько, обработать все.</text:span></text:p>
      <text:p text:style-name="P45"><text:span text:style-name="T49">2</text:span>. <text:span text:style-name="T34">Метод </text:span>реализаци<text:span text:style-name="T34">и</text:span></text:p>
      <text:p text:style-name="P29"><text:span text:style-name="T34">1) Создать набор </text:span>тестовы<text:span text:style-name="T34">х</text:span> файл<text:span text:style-name="T34">ов с прямоугольными матрицами с элементами комплексного типа</text:span>. </text:p>
      <text:p text:style-name="P29"><text:span text:style-name="T34">2) </text:span>Использ<text:span text:style-name="T34">овать</text:span> команды обработки текстовых файлов OC UNIX и переадресацию ввода-вывода.</text:p>
      <text:p text:style-name="P65"><text:soft-page-break/><text:span text:style-name="T34">3) Распечатать матрицу во внутреннем и внешнем представлении</text:span>. <text:span text:style-name="T79">Метод обхода заданной схемы размещения матрицы.</text:span></text:p>
      <text:p text:style-name="P64"><text:span text:style-name="T39">4</text:span><text:span text:style-name="T38">) <text:s/></text:span><text:span text:style-name="T47">На</text:span><text:span text:style-name="T43">йти строку, содержащую наибольшее количество ненулевых элементов, напечатать ее номер и сумму элементов этой строки.</text:span></text:p>
      <text:p text:style-name="P44"><text:span text:style-name="Strong_20_Emphasis"><text:span text:style-name="T49">3. </text:span></text:span><text:span text:style-name="Strong_20_Emphasis">Функциональное назначение</text:span></text:p>
      <text:p text:style-name="P51"><text:span text:style-name="T64">Данная п</text:span>рограмма осуществляет ввод прямоугольной матрицы в обычном строчном представлении. После этого программа распечатывает внешнее и внутреннее представление матрицы, а затем <text:span text:style-name="T64">выводит номер строки </text:span><text:span text:style-name="T56">содержащей наибольшее количество ненулевых элементов, а также сумму элементов этой строки</text:span></text:p>
      <text:p text:style-name="Heading_20_1"><text:span text:style-name="T49">4</text:span>. Общие сведения о программе</text:p>
      <text:p text:style-name="P28">Необходимое программное и аппаратное обеспечение: компилятор gcc</text:p>
      <text:p text:style-name="P28"><text:span text:style-name="T50">Операционная система: </text:span><text:span text:style-name="T51">GNU</text:span><text:span text:style-name="T50">/</text:span><text:span text:style-name="T51">Linux</text:span><text:span text:style-name="T50">, </text:span><text:span text:style-name="T52">UNIX, MS Windows</text:span></text:p>
      <text:p text:style-name="P28">Язык: Си</text:p>
      <text:p text:style-name="P28">Система программирования: Си</text:p>
      <text:p text:style-name="P28"><text:span text:style-name="T49">Способ</text:span> вызова и загрузки: bash</text:p>
      <text:p text:style-name="P44"><text:span text:style-name="T4">4</text:span><text:span text:style-name="T3">. </text:span><text:span text:style-name="T5">организация входных и выходных данных</text:span></text:p>
      <text:p text:style-name="P30">Входные данные:</text:p>
      <text:p text:style-name="P47">На первой строке входного файла — числа M и N — размеры матрицы, затем следуют MxN элементов матрицы. </text:p>
      <text:p text:style-name="P30">Выходные данные:</text:p>
      <text:p text:style-name="P47">Матрица во внутреннем представлении, матрица в обычном виде, результат вычисления функции. </text:p>
      <text:p text:style-name="P44">5. <text:span text:style-name="T33">Внутреннее представление данных</text:span></text:p>
      <text:p text:style-name="P34"><text:span text:style-name="T66">typedef</text:span><text:span text:style-name="T65"> float _Complex compl_t;</text:span></text:p>
      <text:p text:style-name="P66"/>
      <text:p text:style-name="P34"><text:span text:style-name="T66">typedef struct</text:span><text:span text:style-name="T65"> {</text:span></text:p>
      <text:p text:style-name="P34"><text:span text:style-name="T65"><text:s text:c="4"/>int m; <text:tab/><text:tab/><text:tab/></text:span><text:span text:style-name="T70">// сколько строк</text:span></text:p>
      <text:p text:style-name="P34"><text:span text:style-name="T65"><text:s text:c="4"/>int n; <text:tab/><text:tab/><text:tab/></text:span><text:span text:style-name="T70">// сколько столбцов</text:span></text:p>
      <text:p text:style-name="P34"><text:span text:style-name="T65"><text:s text:c="4"/>int _size; <text:tab/><text:tab/></text:span><text:span text:style-name="T70">// счетчик элементов в data</text:span></text:p>
      <text:p text:style-name="P34"><text:span text:style-name="T65"><text:s text:c="4"/>compl_t *_data; <text:tab/></text:span><text:span text:style-name="T70">// одномерный массив - комплексные числа</text:span></text:p>
      <text:p text:style-name="P66">} matrix_t;</text:p>
      <text:p text:style-name="Heading_20_1">3. Организация исходного кода</text:p>
      <text:p text:style-name="P2"><text:span text:style-name="T29">К</text:span>од организован <text:span text:style-name="T29">следующим образом</text:span>:</text:p>
      <text:p text:style-name="P3"><text:span text:style-name="T29">У</text:span>правляющая программа, <text:span text:style-name="T29">обеспечивающая</text:span> ввод <text:span text:style-name="T29">данных</text:span>, реализована в <text:span text:style-name="T11">main</text:span><text:span text:style-name="T7">.c</text:span>, а реализация структуры и функции <text:span text:style-name="T29">с</text:span> <text:span text:style-name="T29">ней</text:span> – в файлах <text:span text:style-name="T11">matrix</text:span><text:span text:style-name="T3">.</text:span><text:span text:style-name="T8">h</text:span> и <text:span text:style-name="T11">matrix</text:span><text:span text:style-name="T3">.</text:span><text:span text:style-name="T8">c</text:span><text:span text:style-name="T29">.</text:span></text:p>
      <text:p text:style-name="P3"><text:span text:style-name="T29">Вывод содержимого выходного файла и обработка данных реализована в файле</text:span> <text:span text:style-name="T6">execute</text:span><text:span text:style-name="T7">.c</text:span>.</text:p>
      <text:p text:style-name="P19">Таблица <text:sequence text:ref-name="refTable0" text:name="Table" text:formula="ooow:Table+1" style:num-format="1">1</text:sequence>: <text:span text:style-name="T16">Структура файлов проекта: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6"><text:span text:style-name="T71">matrix</text:span>.<text:span text:style-name="T17">h</text:span></text:p>
          </table:table-cell>
          <table:table-cell table:style-name="Table5.B1" office:value-type="string">
            <text:p text:style-name="P12"><text:span text:style-name="T28">З</text:span>аголовочный файл с описанием структуры <text:span text:style-name="T69">данных</text:span></text:p>
          </table:table-cell>
        </table:table-row>
        <text:soft-page-break/>
        <table:table-row>
          <table:table-cell table:style-name="Table5.A1" office:value-type="string">
            <text:p text:style-name="P17"><text:span text:style-name="T71">main</text:span>.c</text:p>
          </table:table-cell>
          <table:table-cell table:style-name="Table5.B1" office:value-type="string">
            <text:p text:style-name="P13">Открытие входного файла. </text:p>
            <text:p text:style-name="P14">Создание матрицы <text:span text:style-name="T74">m</text:span> × <text:span text:style-name="T74">n</text:span></text:p>
            <text:p text:style-name="P15">Печать матрицы во внутреннем представлении</text:p>
            <text:p text:style-name="P15">Печать матрицы в обычном представлении</text:p>
            <text:p text:style-name="P15">Печать номера строки <text:s/><text:span text:style-name="T73">содержащей наибольшее количество ненулевых элементов </text:span><text:span text:style-name="T72">и</text:span><text:span text:style-name="T73"> элементов этой строки</text:span></text:p>
          </table:table-cell>
        </table:table-row>
        <table:table-row>
          <table:table-cell table:style-name="Table5.A1" office:value-type="string">
            <text:p text:style-name="P16"><text:span text:style-name="T71">matrix</text:span>.c</text:p>
          </table:table-cell>
          <table:table-cell table:style-name="Table5.B1" office:value-type="string">
            <text:p text:style-name="P67">Функции create, destroy, initiation (считывает и обрабатывает данные из файла), print и т. д.</text:p>
          </table:table-cell>
        </table:table-row>
        <table:table-row>
          <table:table-cell table:style-name="Table5.A1" office:value-type="string">
            <text:p text:style-name="P10"><text:span text:style-name="T17">m</text:span>akefile</text:p>
          </table:table-cell>
          <table:table-cell table:style-name="Table5.B1" office:value-type="string">
            <text:p text:style-name="P9"><text:span text:style-name="T28">Используется для </text:span>управления сборкой проекта. <text:span text:style-name="T28">С</text:span>лужит <text:span text:style-name="T28">для </text:span>сборк<text:span text:style-name="T28">и</text:span> проекта <text:span text:style-name="T28">и</text:span> очистк<text:span text:style-name="T28">и </text:span>каталог<text:span text:style-name="T28">ов проекта</text:span> от образованных в процессе сборки файлов.</text:p>
          </table:table-cell>
        </table:table-row>
      </table:table>
      <text:p text:style-name="Heading_20_1"><text:span text:style-name="T57">4. </text:span>Как это работает</text:p>
      <text:p text:style-name="P49">Программа принимает на вход <text:span text:style-name="T74">текстовый файл, считывает </text:span>2 числа: <text:span text:style-name="T74">m — количество строк матрицы</text:span> и <text:span text:style-name="T74">n — количество стобцов</text:span> матрицы. <text:span text:style-name="T74">Создает пустую матрицу размером m </text:span><text:span text:style-name="T36">×</text:span><text:span text:style-name="T74"> n.</text:span></text:p>
      <text:p text:style-name="P50">Затем она <text:span text:style-name="T75">считывает матрицу из входного файла и записывает</text:span> <text:span text:style-name="T74">ненулевые элементы матрицы в соответствии с заданной схемой в одномерный массив структуры: <text:s/>mat-&gt;_data[mat-&gt;_size-1] = complex:</text:span></text:p>
      <text:p text:style-name="P33"><text:span text:style-name="T63">0.0+0.0*I</text:span>; <text:span text:style-name="T75">1.0+0.0*I</text:span>; номер столбца; <text:span text:style-name="T75">a+b*I</text:span>; номер столбца; значение; ...; <text:span text:style-name="T63">0.0+0.0*I</text:span>; <text:span text:style-name="T75">2.0+0.0*I</text:span>; номер столбца; <text:span text:style-name="T75">a+b*I</text:span>; …; <text:span text:style-name="T75">0; 9.0+0.0*I; номер столбца; a+b*I;</text:span> …; <text:span text:style-name="T75">0</text:span>; <text:span text:style-name="T63">0</text:span>.</text:p>
      <text:p text:style-name="P50">После этого выводится внутреннее представление матрицы <text:span text:style-name="T74">в виде вектора и матрица в обычном (естественном) виде, а также </text:span><text:span text:style-name="T42">номер строки </text:span><text:span text:style-name="T44">содержащей наибольшее количество ненулевых элементов </text:span><text:span text:style-name="T45">и</text:span><text:span text:style-name="T44"> </text:span><text:span text:style-name="T46">сумму </text:span><text:span text:style-name="T44">элементов этой строки. П</text:span><text:span text:style-name="T45">осле чего программа завершается.</text:span></text:p>
      <text:p text:style-name="P27"><text:span text:style-name="T37">void create(</text:span><text:span text:style-name="T48">matrix_t *, int, int</text:span><text:span text:style-name="T37">) </text:span></text:p>
      <text:p text:style-name="P23">создает пустую матрицу m x n и выделяет память</text:p>
      <text:p text:style-name="P23"><text:span text:style-name="T3">void destroy(</text:span><text:span text:style-name="T54">matrix_t *</text:span><text:span text:style-name="T3">) </text:span></text:p>
      <text:p text:style-name="P23">освобождение памяти от матрицы</text:p>
      <text:p text:style-name="P23"><text:span text:style-name="T3">void push_back(</text:span><text:span text:style-name="T54">matrix_t *, float, compl_t</text:span><text:span text:style-name="T3">)</text:span></text:p>
      <text:p text:style-name="P23">добавляет в _data две "ячейки" col=nj value=с</text:p>
      <text:p text:style-name="P23"><text:span text:style-name="T3">void nextRow_set(</text:span><text:span text:style-name="T54">matrix_t *, float</text:span><text:span text:style-name="T3">)</text:span></text:p>
      <text:p text:style-name="P23">добавляет в _data две "ячейки" col=0 value = row+1</text:p>
      <text:p text:style-name="P25">void print_usual_view(<text:span text:style-name="T54">matrix_t *</text:span>)</text:p>
      <text:p text:style-name="P23">выводит матрицу в обычном "квадратном" представлении m x n</text:p>
      <text:p text:style-name="P23"><text:span text:style-name="T3">void print_vector_view(</text:span><text:span text:style-name="T54">matrix_t *</text:span><text:span text:style-name="T3">)</text:span></text:p>
      <text:p text:style-name="P23">выводит матрицу во "внутреннем представлении" т. е. один вектор</text:p>
      <text:p text:style-name="P25">int get_first(<text:span text:style-name="T54">matrix_t *, float</text:span>)</text:p>
      <text:p text:style-name="P23">возвращает индекс первой col!=0 в строке row или, <text:s/>если таковой нет то _size</text:p>
      <text:p text:style-name="P25"><text:soft-page-break/>compl_t get_el(<text:span text:style-name="T54">matrix_t *, int, float</text:span>)</text:p>
      <text:p text:style-name="P23">возвращает значение данного k-ого элемента если таковой имеется или 0 (что равнозначно нулевому елементу), нужна для печати матрицы</text:p>
      <text:p text:style-name="P23"><text:span text:style-name="T3">int row_el_count(</text:span><text:span text:style-name="T54">matrix_t *, float</text:span><text:span text:style-name="T3">)</text:span></text:p>
      <text:p text:style-name="P23">возвращает количество ненулевых элементов в строке</text:p>
      <text:p text:style-name="P23"><text:span text:style-name="T3">int max_count(</text:span><text:span text:style-name="T54">matrix_t *</text:span><text:span text:style-name="T3">)</text:span></text:p>
      <text:p text:style-name="P26">ищет максимальное количество ненулевых элементов в строке по всей матрице</text:p>
      <text:p text:style-name="P23"><text:span text:style-name="T3">void initiation(</text:span><text:span text:style-name="T54">FILE *, matrix_t *, int, int</text:span><text:span text:style-name="T3">)</text:span></text:p>
      <text:p text:style-name="P26">получает входной файл, матрицу и числа m и n — размеры матрицы</text:p>
      <text:p text:style-name="P26">считывает с помощью функции <text:span text:style-name="T3">fscanf</text:span> отдельно действительную и мнимую части комплексного числа, а также знак перед мнимой частью, затем <text:span text:style-name="T76">c = pReal + pImag*I</text:span> </text:p>
      <text:p text:style-name="P26">и если считанное число отлично от нуля запускает функцию <text:s/><text:span text:style-name="T12">push_back</text:span></text:p>
      <text:p text:style-name="P24"><text:span text:style-name="T3">void print_row_max_elem_count(</text:span><text:span text:style-name="T54">matrix_t *</text:span><text:span text:style-name="T3">)</text:span></text:p>
      <text:p text:style-name="P24">выводит <text:span text:style-name="T67">номер строки </text:span><text:span text:style-name="T68">содержащей наибольшее количество ненулевых элементов и сумму элементов этой строки</text:span></text:p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38"><text:span text:style-name="T58">$</text:span><text:span text:style-name="T31"> ./matrix test1.dat  </text:span><text:line-break/><text:line-break/>File test1.dat open for reading... <text:line-break/><text:line-break/>Entering matrix consists 9 rows and 11 columns... <text:line-break/><text:line-break/>One vector view: <text:line-break/><text:line-break/>|  0  |  1  ||  6  |  1.762-0.908i  ||  10  |  0.936+0.058i  ||  0  |  2  ||  2  |  24.216+0.349i  ||  5  |  2.749+0.572i  ||  0  |  3  ||  8  |  11.432+0.563i<text:line-break/> ||  11  |  5.751-0.861i  ||  0  |  4  ||  2  |  6.337-0.394i  ||  3  |  11.052-0.156i  ||  6  |  52.430+0.884i  ||  7  |  1.671+0.025i  ||  0  |  5  ||  0  |<text:line-break/> 6  ||  7  |  7.552+0.783i  ||  8  |  4.912-0.808i  ||  0  |  7  ||  4  |  3.185-0.193i  ||  0  |  8  ||  0  |  9  ||  1  |  3.525+0.183i  ||  2  |  5.524-0.1<text:line-break/>32i  ||  0  |  0  | <text:line-break/><text:line-break/>|  0.000+0.000i 0.000+0.000i 0.000+0.000i 0.000+0.000i 0.000+0.000i 1.762-0.908i 0.000+0.000i 0.000+0.000i <text:line-break/>|  0.000+0.000i 24.216+0.349i 0.000+0.000i 0.000+0.000i 2.749+0.572i 0.000+0.000i 0.000+0.000i 0.000+0.000i <text:line-break/>|  0.000+0.000i 0.000+0.000i 0.000+0.000i 0.000+0.000i 0.000+0.000i 0.000+0.000i 0.000+0.000i 11.432+0.563i <text:line-break/>|  0.000+0.000i 6.337-0.394i 11.052-0.156i 0.000+0.000i 0.000+0.000i 52.430+0.884i 1.671+0.025i 0.000+0.000i <text:line-break/>|  0.000+0.000i 0.000+0.000i 0.000+0.000i 0.000+0.000i 0.000+0.000i 0.000+0.000i 0.000+0.000i 0.000+0.000i <text:line-break/>|  0.000+0.000i 0.000+0.000i 0.000+0.000i 0.000+0.000i 0.000+0.000i 0.000+0.000i 7.552+0.783i 4.912-0.808i <text:line-break/>|  0.000+0.000i 0.000+0.000i 0.000+0.000i 3.185-0.193i 0.000+0.000i 0.000+0.000i 0.000+0.000i 0.000+0.000i <text:line-break/>|  0.000+0.000i 0.000+0.000i 0.000+0.000i 0.000+0.000i 0.000+0.000i 0.000+0.000i 0.000+0.000i 0.000+0.000i <text:line-break/>|  3.525+0.183i 5.524-0.132i 0.000+0.000i 0.000+0.000i 0.000+0.000i 0.000+0.000i 0.000+0.000i 0.000+0.000i <text:line-break/><text:line-break/>ROW 4 containing the maximum number of elements (MAX=4), SUM of elements is equal to 71.490+0.359i</text:p>
          </table:table-cell>
        </table:table-row>
      </table:table>
      <text:p text:style-name="Heading_20_1">Заключение</text:p>
      <text:p text:style-name="P43">Данная программа, составлена в соответствии с постановкой задачи на курсовое проектирование по теме "<text:span text:style-name="T20">Разреженные матрицы</text:span><text:span text:style-name="T21">" по дисциплине "</text:span><text:span text:style-name="T22">Архитектура ЭВМ, системное программное обеспечение</text:span><text:span text:style-name="T21">"</text:span>. При написании программы использованы методические указания по курсовому проектированию по дисциплине. Для проверки работоспособности программы и правильности обработки входных данных разработан тестовый пример. Тестирование программы подтвердило, что программа правильно выполняет обработку данных и выдаёт верные результаты. Всё это свидетельствует о работоспособности программы и позволяет сделать вывод о пригодности программы к решению практических задач по <text:span text:style-name="T78">обработке</text:span> <text:span text:style-name="T78">разреженных матриц</text:span>.</text:p>
      <text:p text:style-name="P43"/>
      <text:p text:style-name="P22">Приложение 1. Исходный код <text:span text:style-name="T59">программы</text:span></text:p>
      <text:p text:style-name="P18"/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36">matrix.h</text:p>
          </table:table-cell>
        </table:table-row>
        <table:table-row>
          <table:table-cell table:style-name="Таблица4.A2" office:value-type="string">
            <text:p text:style-name="P35">#ifndef __MATRIX_H__</text:p>
            <text:p text:style-name="P35">#define __MATRIX_H__</text:p>
            <text:p text:style-name="P35"/>
            <text:p text:style-name="P35">#include &lt;stdio.h&gt;</text:p>
            <text:p text:style-name="P35">#include &lt;stdlib.h&gt;</text:p>
            <text:p text:style-name="P35">#include &lt;string.h&gt;</text:p>
            <text:p text:style-name="P35">#include &lt;complex.h&gt;</text:p>
            <text:p text:style-name="P35"/>
            <text:p text:style-name="P35">typedef float _Complex compl_t;</text:p>
            <text:p text:style-name="P35"/>
            <text:p text:style-name="P35">typedef struct {</text:p>
            <text:p text:style-name="P35"><text:s text:c="4"/>int m; // сколько строк</text:p>
            <text:p text:style-name="P35"><text:s text:c="4"/>int n; // сколько столбцов</text:p>
            <text:p text:style-name="P35"><text:s text:c="4"/>int _size; // счетчик элементов в data</text:p>
            <text:p text:style-name="P35"><text:s text:c="4"/>compl_t *_data; //значение - комплексное число</text:p>
            <text:p text:style-name="P35">} matrix_t;</text:p>
            <text:p text:style-name="P35"/>
            <text:p text:style-name="P35">void create(matrix_t *, int, int); // создает матрицу m x n пустую</text:p>
            <text:p text:style-name="P35">void destroy(matrix_t *);</text:p>
            <text:p text:style-name="P35">void push_back(matrix_t *, float, compl_t); // добавляет в _data две "ячейки" col=nj value=с</text:p>
            <text:p text:style-name="P35">void nextRow_set(matrix_t *, float); // добавляет в _data две "ячейки" col=0 value=row+1</text:p>
            <text:p text:style-name="P35">void print_usual_view(matrix_t *); // выводит матрицу в обычном квадратно-гнездовом представлении m x n</text:p>
            <text:p text:style-name="P35">void print_vector_view(matrix_t *); // выводит матрицу во "внутреннем представлении" т е один вектор</text:p>
            <text:p text:style-name="P35">int get_first(matrix_t *, float); // <text:s/>возвращает первую col!=0 в строке row или если таковой нет _size</text:p>
            <text:p text:style-name="P35">compl_t get_el(matrix_t *, int, float); // возвращает значение данного n-ного элемента если таковой имеется или 0 (что равнозначно нулевому елементу)</text:p>
            <text:p text:style-name="P35">int row_el_count(matrix_t *, float); // возвращает количество ненулевых элементов в строке</text:p>
            <text:p text:style-name="P35">int max_count(matrix_t *);</text:p>
            <text:p text:style-name="P35">void initiation(FILE *, matrix_t *, int, int);</text:p>
            <text:p text:style-name="P35">void print_row_max_elem_count(matrix_t *);</text:p>
            <text:p text:style-name="P35"/>
            <text:p text:style-name="P35">#endif</text:p>
          </table:table-cell>
        </table:table-row>
        <table:table-row>
          <table:table-cell table:style-name="Таблица4.A1" office:value-type="string">
            <text:p text:style-name="P36">matrix.c</text:p>
          </table:table-cell>
        </table:table-row>
        <table:table-row>
          <table:table-cell table:style-name="Таблица4.A2" office:value-type="string">
            <text:p text:style-name="P35">#include "matrix.h"</text:p>
            <text:p text:style-name="P35"/>
            <text:p text:style-name="P35">void create(matrix_t *mat, int m, int n){</text:p>
            <text:p text:style-name="P35"><text:s text:c="4"/>mat-&gt;m = m;</text:p>
            <text:p text:style-name="P35"><text:s text:c="4"/>mat-&gt;n = n;</text:p>
            <text:p text:style-name="P35"><text:s text:c="4"/>mat-&gt;_size = 0;</text:p>
            <text:p text:style-name="P35"><text:s text:c="4"/>mat-&gt;_data = NULL;</text:p>
            <text:p text:style-name="P35"><text:s text:c="4"/>mat-&gt;_data = (compl_t *)malloc(1 * sizeof(compl_t)); //выделяем память</text:p>
            <text:p text:style-name="P35"><text:s text:c="4"/>mat-&gt;_data[0] = 0;</text:p>
            <text:p text:style-name="P35">}</text:p>
            <text:p text:style-name="P35"/>
            <text:p text:style-name="P35">void destroy(matrix_t *mat){</text:p>
            <text:p text:style-name="P35"><text:s text:c="4"/>mat-&gt;_data = NULL;</text:p>
            <text:p text:style-name="P35"><text:s text:c="4"/>mat-&gt;_data = (compl_t *)malloc(1 * sizeof(compl_t));</text:p>
            <text:p text:style-name="P35"><text:s text:c="4"/>free(mat-&gt;_data);</text:p>
            <text:p text:style-name="P35">}</text:p>
            <text:p text:style-name="P35"/>
            <text:p text:style-name="P35">void push_back(matrix_t *mat, float nj, compl_t c){</text:p>
            <text:p text:style-name="P35"><text:s text:c="4"/>mat-&gt;_size++;</text:p>
            <text:p text:style-name="P35"><text:s text:c="4"/>mat-&gt;_data[mat-&gt;_size-1] = nj;</text:p>
            <text:p text:style-name="P35"><text:s text:c="4"/>mat-&gt;_size++;</text:p>
            <text:p text:style-name="P35"><text:s text:c="4"/>mat-&gt;_data[mat-&gt;_size-1] = c;</text:p>
            <text:p text:style-name="P35">}</text:p>
            <text:p text:style-name="P35"/>
            <text:p text:style-name="P35">void nextRow_set(matrix_t *mat, float mi){</text:p>
            <text:p text:style-name="P35"><text:s text:c="4"/>mat-&gt;_size++;</text:p>
            <text:p text:style-name="P35"><text:s text:c="4"/>mat-&gt;_data[mat-&gt;_size-1] = 0;</text:p>
            <text:p text:style-name="P35"><text:s text:c="4"/>mat-&gt;_size++;</text:p>
            <text:p text:style-name="P35"><text:s text:c="4"/>mat-&gt;_data[mat-&gt;_size-1] = mi;</text:p>
            <text:p text:style-name="P35">}</text:p>
            <text:p text:style-name="P35"/>
            <text:p text:style-name="P35">void initiation(FILE *pfile, matrix_t *mat, int m, int n) {</text:p>
            <text:p text:style-name="P35"><text:s text:c="4"/>compl_t c;</text:p>
            <text:p text:style-name="P35"><text:s text:c="4"/>float pReal;</text:p>
            <text:p text:style-name="P35"><text:s text:c="4"/>float pImag;</text:p>
            <text:p text:style-name="P35"><text:s text:c="4"/>char sign;</text:p>
            <text:p text:style-name="P35"><text:s text:c="4"/>for (int row = 0; row &lt; m; ++row) {</text:p>
            <text:p text:style-name="P35"><text:s text:c="8"/>// проверяем вдруг у нас предыдущая строка была совсем пустой тогда нам ее как бы и незачем хранить</text:p>
            <text:p text:style-name="P35"><text:s text:c="8"/>/*if (row!=0 &amp;&amp; mat-&gt;_data[mat-&gt;_size-1]==0.0+0.0*I) {</text:p>
            <text:p text:style-name="P35"><text:s text:c="9"/>* <text:s text:c="10"/>mat-&gt;_data[mat-&gt;_size] = row+1; // записываем на ее место значение+1 текущей строки</text:p>
            <text:p text:style-name="P35"><text:soft-page-break/><text:s text:c="4"/>} else {</text:p>
            <text:p text:style-name="P35"><text:s text:c="8"/>тут есть свои подводные камни - есть мнение что может не сработать функция get_el так как нужно,</text:p>
            <text:p text:style-name="P35"><text:s text:c="8"/>а ковыряться лень, пусть пока будут пустые строки</text:p>
            <text:p text:style-name="P35"><text:s text:c="8"/>*/</text:p>
            <text:p text:style-name="P35"><text:s text:c="8"/>nextRow_set(mat, row+1); // иначе добавляем col=0 value=row+1</text:p>
            <text:p text:style-name="P35"><text:s text:c="8"/>//}</text:p>
            <text:p text:style-name="P35"><text:s text:c="8"/>for (int col = 0; col &lt; n; ++col) {</text:p>
            <text:p text:style-name="P35"><text:s text:c="12"/>if (fscanf(pfile,"%f%c%fi",&amp;pReal,&amp;sign,&amp;pImag)==3) {</text:p>
            <text:p text:style-name="P35"><text:s text:c="16"/>if( sign == '-' ) {</text:p>
            <text:p text:style-name="P35"><text:s text:c="20"/>pImag *= -1;</text:p>
            <text:p text:style-name="P35"><text:s text:c="16"/>}</text:p>
            <text:p text:style-name="P35"><text:s text:c="16"/>c = pReal + pImag*I;</text:p>
            <text:p text:style-name="P35"><text:s text:c="16"/>if (c){</text:p>
            <text:p text:style-name="P35"><text:s text:c="20"/>push_back(mat, col+1, c);</text:p>
            <text:p text:style-name="P35"><text:s text:c="16"/>}</text:p>
            <text:p text:style-name="P35"><text:s text:c="12"/>} else {</text:p>
            <text:p text:style-name="P35"><text:s text:c="16"/>printf("Failed to read complex.\n");</text:p>
            <text:p text:style-name="P35"><text:s text:c="16"/>exit(1);</text:p>
            <text:p text:style-name="P35"><text:s text:c="12"/>}</text:p>
            <text:p text:style-name="P35"><text:s text:c="8"/>}</text:p>
            <text:p text:style-name="P35"><text:s text:c="4"/>}</text:p>
            <text:p text:style-name="P35"><text:s text:c="4"/>nextRow_set(mat, 0); // иначе добавляем col=0 value=row+1</text:p>
            <text:p text:style-name="P35">}</text:p>
            <text:p text:style-name="P35">// выводим матрицу в традиционном виде</text:p>
            <text:p text:style-name="P35">void print_usual_view(matrix_t *mat){</text:p>
            <text:p text:style-name="P35"><text:s text:c="4"/>for (int i = 0; i &lt; mat-&gt;m; ++i) {</text:p>
            <text:p text:style-name="P35"><text:s text:c="8"/>int it = get_first(mat, i+1);</text:p>
            <text:p text:style-name="P35"><text:s text:c="8"/>printf("| <text:s/>");</text:p>
            <text:p text:style-name="P35"><text:s text:c="8"/>for (int j = 0; j &lt; mat-&gt;n; ++j) {</text:p>
            <text:p text:style-name="P35"><text:s text:c="12"/>compl_t c = get_el(mat, it, j+1);</text:p>
            <text:p text:style-name="P35"><text:s text:c="12"/>printf("%.3f%+.3fi ",creal(c),cimag(c));</text:p>
            <text:p text:style-name="P35"><text:s text:c="12"/>if(c) it+=2; // если у нас вернулся не 0 то увеличиваем it на 2, т е перескакиваем текущую пару col-value</text:p>
            <text:p text:style-name="P35"><text:s text:c="8"/>}</text:p>
            <text:p text:style-name="P35"><text:s text:c="8"/>printf(" |\n");</text:p>
            <text:p text:style-name="P35"><text:s text:c="4"/>}</text:p>
            <text:p text:style-name="P35">}</text:p>
            <text:p text:style-name="P35"/>
            <text:p text:style-name="P35">// выводим матрицу как храним - в виде одного вектора</text:p>
            <text:p text:style-name="P35">void print_vector_view(matrix_t *mat){</text:p>
            <text:p text:style-name="P35"><text:s text:c="4"/>for (int i = 0; i &lt; mat-&gt;_size; ++i) {</text:p>
            <text:p text:style-name="P35"><text:s text:c="8"/>compl_t c = mat-&gt;_data[i];</text:p>
            <text:p text:style-name="P35"><text:s text:c="8"/>if (c == 0.0+0.0*I) {</text:p>
            <text:p text:style-name="P35"><text:s text:c="12"/>printf("| <text:s/>0 <text:s/>| <text:s/>%d <text:s/>|", (int)creal(mat-&gt;_data[i+1]));</text:p>
            <text:p text:style-name="P35"><text:s text:c="8"/>} else {</text:p>
            <text:p text:style-name="P35"><text:s text:c="12"/>printf("| <text:s/>%d <text:s/>| <text:s/>%.3f%+.3fi <text:s/>|",(int)creal(c),creal(mat-&gt;_data[i+1]),cimag(mat-&gt;_data[i+1]));</text:p>
            <text:p text:style-name="P35"><text:s text:c="8"/>}</text:p>
            <text:p text:style-name="P35"><text:s text:c="8"/>i++;</text:p>
            <text:p text:style-name="P35"><text:s text:c="4"/>}</text:p>
            <text:p text:style-name="P35"><text:s text:c="4"/>printf("\n");</text:p>
            <text:p text:style-name="P35">}</text:p>
            <text:p text:style-name="P35"/>
            <text:p text:style-name="P35">int get_first(matrix_t *mat, float row) {</text:p>
            <text:p text:style-name="P35"><text:s text:c="4"/>for (int j = 0; j &lt; mat-&gt;_size; ++j) {</text:p>
            <text:p text:style-name="P35"><text:s text:c="8"/>if (mat-&gt;_data[j]==0.0+0.0*I &amp;&amp; mat-&gt;_data[j+1]==row+0.0*I) {</text:p>
            <text:p text:style-name="P35"><text:s text:c="12"/>return j+2;</text:p>
            <text:p text:style-name="P35"><text:s text:c="8"/>}</text:p>
            <text:p text:style-name="P35"><text:s text:c="4"/>}</text:p>
            <text:p text:style-name="P35"><text:s text:c="4"/>return mat-&gt;_size;</text:p>
            <text:p text:style-name="P35">}</text:p>
            <text:p text:style-name="P35"/>
            <text:p text:style-name="P35">compl_t get_el(matrix_t *mat, int it, float col) {</text:p>
            <text:p text:style-name="P35"><text:s text:c="4"/>if (it &lt; mat-&gt;_size &amp;&amp; col == (int)creal(mat-&gt;_data[it])) {</text:p>
            <text:p text:style-name="P35"><text:s text:c="8"/>return mat-&gt;_data[it+1];</text:p>
            <text:p text:style-name="P35"><text:s text:c="4"/>} else {</text:p>
            <text:p text:style-name="P35"><text:s text:c="8"/>return 0;</text:p>
            <text:p text:style-name="P35"><text:s text:c="4"/>}</text:p>
            <text:p text:style-name="P35">}</text:p>
            <text:p text:style-name="P35"/>
            <text:p text:style-name="P35">int row_el_count(matrix_t *mat, float row) {</text:p>
            <text:p text:style-name="P35"><text:s text:c="4"/>int count = 0;</text:p>
            <text:p text:style-name="P35"><text:s text:c="4"/>int it = get_first(mat, row);</text:p>
            <text:p text:style-name="P35"><text:s text:c="4"/>while (mat-&gt;_data[it] != 0.0+0.0*I) {</text:p>
            <text:p text:style-name="P35"><text:s text:c="8"/>++count;</text:p>
            <text:p text:style-name="P35"><text:s text:c="8"/>it+=2; // если у нас вернулся не 0 то увеличиваем it на 2, т е перескакиваем текущую пару col-value</text:p>
            <text:p text:style-name="P35"><text:s text:c="4"/>}</text:p>
            <text:p text:style-name="P35"><text:s text:c="4"/>return count;</text:p>
            <text:p text:style-name="P35">}</text:p>
            <text:p text:style-name="P35"/>
            <text:p text:style-name="P35">int max_count(matrix_t *mat){</text:p>
            <text:p text:style-name="P35"><text:soft-page-break/><text:s text:c="4"/>int max = 0, tmp_max = 0;</text:p>
            <text:p text:style-name="P35"><text:s text:c="4"/>for (int i = 0; i &lt; mat-&gt;m; ++i) {</text:p>
            <text:p text:style-name="P35"><text:s text:c="8"/>tmp_max = row_el_count(mat, i+1);</text:p>
            <text:p text:style-name="P35"><text:s text:c="8"/>if (tmp_max &gt; max) max = tmp_max;</text:p>
            <text:p text:style-name="P35"><text:s text:c="4"/>}</text:p>
            <text:p text:style-name="P35"><text:s text:c="4"/>return max;</text:p>
            <text:p text:style-name="P35">}</text:p>
            <text:p text:style-name="P35"/>
            <text:p text:style-name="P35">/*</text:p>
            <text:p text:style-name="P35"><text:s/>* Найти строку, содержащую наибольшее количество ненулевых элементов, напечатать ее номер и сумму элементов этой строки. </text:p>
            <text:p text:style-name="P35"><text:s/>* Если таких строк несколько, обработать все.</text:p>
            <text:p text:style-name="P35"><text:s/>*/</text:p>
            <text:p text:style-name="P35">void print_row_max_elem_count(matrix_t *mat){</text:p>
            <text:p text:style-name="P35"><text:s text:c="4"/>int max = max_count(mat);</text:p>
            <text:p text:style-name="P35"><text:s text:c="4"/>compl_t sum = 0;</text:p>
            <text:p text:style-name="P35"><text:s text:c="4"/>for (int i = 0; i &lt; mat-&gt;m; ++i) {</text:p>
            <text:p text:style-name="P35"><text:s text:c="8"/>int it = get_first(mat, i+1);</text:p>
            <text:p text:style-name="P35"><text:s text:c="8"/>int count = row_el_count(mat, i+1);</text:p>
            <text:p text:style-name="P35"><text:s text:c="8"/>if (count == max) {</text:p>
            <text:p text:style-name="P35"><text:s text:c="12"/>while (mat-&gt;_data[it] != 0.0+0.0*I) {</text:p>
            <text:p text:style-name="P35"><text:s text:c="16"/>sum += mat-&gt;_data[it+1];</text:p>
            <text:p text:style-name="P35"><text:s text:c="16"/>it+=2; // если у нас вернулся не 0 то увеличиваем it на 2, т е перескакиваем текущую пару col-value</text:p>
            <text:p text:style-name="P35"><text:s text:c="12"/>}</text:p>
            <text:p text:style-name="P35"><text:s text:c="12"/>printf("\nROW %d containing the maximum number of elements ", i+1);</text:p>
            <text:p text:style-name="P35"><text:s text:c="12"/>printf("(MAX=%d), SUM of elements is equal to %.3f%+.3fi\n\n", max, creal(sum),cimag(sum));</text:p>
            <text:p text:style-name="P35"><text:s text:c="8"/>}</text:p>
            <text:p text:style-name="P35"><text:s text:c="4"/>}</text:p>
            <text:p text:style-name="P35">}</text:p>
          </table:table-cell>
        </table:table-row>
        <table:table-row>
          <table:table-cell table:style-name="Таблица4.A1" office:value-type="string">
            <text:p text:style-name="P37"><text:span text:style-name="T9">m</text:span><text:span text:style-name="T3">ain.c</text:span></text:p>
          </table:table-cell>
        </table:table-row>
        <table:table-row>
          <table:table-cell table:style-name="Таблица4.A2" office:value-type="string">
            <text:p text:style-name="P35">#include "matrix.h"</text:p>
            <text:p text:style-name="P35"/>
            <text:p text:style-name="P35">int main(int argc, char *argv[]) {</text:p>
            <text:p text:style-name="P35"><text:s text:c="4"/>FILE *pfile = NULL;</text:p>
            <text:p text:style-name="P35"><text:s text:c="4"/>char *fname;</text:p>
            <text:p text:style-name="P35"><text:s text:c="4"/>int m = 0; // количество строк</text:p>
            <text:p text:style-name="P35"><text:s text:c="4"/>int n = 0; // количество столбцов</text:p>
            <text:p text:style-name="P35"><text:s text:c="4"/>matrix_t mat;</text:p>
            <text:p text:style-name="P35"/>
            <text:p text:style-name="P35"><text:s text:c="4"/>if (argc == 2) {</text:p>
            <text:p text:style-name="P35"><text:s text:c="8"/>fname = argv[1];</text:p>
            <text:p text:style-name="P35"><text:s text:c="4"/>} else {</text:p>
            <text:p text:style-name="P35"><text:s text:c="8"/>printf("Invalid number of parameters\n");</text:p>
            <text:p text:style-name="P35"><text:s text:c="8"/>exit(1);</text:p>
            <text:p text:style-name="P35"><text:s text:c="4"/>}</text:p>
            <text:p text:style-name="P35"><text:s text:c="4"/>//Open the file for reading</text:p>
            <text:p text:style-name="P35"><text:s text:c="4"/>if(!(pfile = fopen(fname, "r"))) {</text:p>
            <text:p text:style-name="P35"><text:s text:c="8"/>printf("Error opening %s for reading. Program terminated.\n", fname);</text:p>
            <text:p text:style-name="P35"><text:s text:c="8"/>exit(1);</text:p>
            <text:p text:style-name="P35"><text:s text:c="4"/>} else printf("\nFile %s open for reading...\n", fname);</text:p>
            <text:p text:style-name="P35"/>
            <text:p text:style-name="P35"><text:s text:c="4"/>// считываем количество строк и столбцов (размер матрицы) из файла</text:p>
            <text:p text:style-name="P35"><text:s text:c="4"/>if (fscanf(pfile, "%d %d", &amp;m, &amp;n)!=2) {</text:p>
            <text:p text:style-name="P35"><text:s text:c="8"/>printf("Error! Invalid input format! No number of rows specified. Program terminated.\n");</text:p>
            <text:p text:style-name="P35"><text:s text:c="8"/>exit(1);</text:p>
            <text:p text:style-name="P35"><text:s text:c="4"/>}</text:p>
            <text:p text:style-name="P35"><text:s text:c="4"/>printf("\nEntering matrix consists %d rows and %d columns...\n\n", m, n);</text:p>
            <text:p text:style-name="P35"><text:s text:c="4"/>create(&amp;mat, m, n);</text:p>
            <text:p text:style-name="P35"><text:s text:c="4"/>initiation(pfile, &amp;mat, m, n);</text:p>
            <text:p text:style-name="P35"><text:s text:c="4"/>fclose(pfile); // Close the file</text:p>
            <text:p text:style-name="P35"/>
            <text:p text:style-name="P35"><text:s text:c="4"/>printf("One vector view:\n\n");</text:p>
            <text:p text:style-name="P35"><text:s text:c="4"/>print_vector_view(&amp;mat);</text:p>
            <text:p text:style-name="P35"><text:s text:c="4"/>printf("\n\n");</text:p>
            <text:p text:style-name="P35"><text:s text:c="4"/>print_usual_view(&amp;mat);</text:p>
            <text:p text:style-name="P35"/>
            <text:p text:style-name="P35"><text:s text:c="4"/>print_row_max_elem_count(&amp;mat);</text:p>
            <text:p text:style-name="P35"/>
            <text:p text:style-name="P35"><text:s text:c="4"/>destroy(&amp;mat);</text:p>
            <text:p text:style-name="P35"><text:s text:c="4"/>return 0;</text:p>
            <text:p text:style-name="P35">}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Droid Sans Mono" svg:font-family="'Droid Sans Mono'" style:font-pitch="fixed"/>
    <style:font-face style:name="Calibri" svg:font-family="Calibri" style:font-pitch="variable"/>
    <style:font-face style:name="Times New Roman3" svg:font-family="'Times New Roman'" style:font-pitch="variable"/>
    <style:font-face style:name="Times New Roman1" svg:font-family="'Times New Roman'" style:font-adornments="Bold" style:font-pitch="variable"/>
    <style:font-face style:name="Times New Roman" svg:font-family="'Times New Roman'" style:font-adornments="Обычный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2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4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text-indent="0.635cm" style:auto-text-indent="false" style:writing-mode="lr-tb"/>
      <style:text-properties fo:color="#00000a" style:font-name="Liberation Serif" fo:font-family="'Liberation Serif'" style:font-family-generic="roman" style:font-pitch="variable" fo:font-size="12pt" fo:language="ru" fo:country="RU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style:paragraph-properties fo:margin-left="0cm" fo:margin-right="0cm" fo:margin-top="0cm" fo:margin-bottom="0.199cm" loext:contextual-spacing="false" fo:line-height="100%" fo:text-align="justify" style:justify-single-word="false" fo:text-indent="1.199cm" style:auto-text-indent="false" style:page-number="auto" style:writing-mode="lr-tb"/>
      <style:text-properties style:font-name="Times New Roman" fo:font-family="'Times New Roman'" style:font-style-name="Обычный" style:font-pitch="variable" fo:font-size="14pt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Заголовок1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.635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Frame_20_contents" style:display-name="Frame contents" style:family="paragraph" style:parent-style-name="Standard" style:default-outline-level="" style:class="extra"/>
    <style:style style:name="Table" style:family="paragraph" style:parent-style-name="Caption" style:class="extra">
      <style:paragraph-properties style:writing-mode="lr-tb"/>
      <style:text-properties style:font-name="Times New Roman" fo:font-family="'Times New Roman'" style:font-style-name="Обычный" style:font-pitch="variable" fo:font-style="normal"/>
    </style:style>
    <style:style style:name="Heading_20_1" style:display-name="Heading 1" style:family="paragraph" style:parent-style-name="Heading" style:class="text" style:master-page-name="">
      <style:paragraph-properties fo:margin-left="0cm" fo:margin-right="0cm" fo:text-indent="0cm" style:auto-text-indent="false" style:page-number="auto" style:writing-mode="lr-tb"/>
      <style:text-properties fo:text-transform="uppercase" style:font-name="Times New Roman1" fo:font-family="'Times New Roman'" style:font-style-name="Bold" style:font-pitch="variable" fo:font-weight="bold"/>
    </style:style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fo:font-size="10.5pt" fo:font-weight="bold" style:font-size-asian="10.5pt" style:font-weight-asian="bold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fo:font-size="10.5pt" style:font-size-asian="10.5pt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9" style:display-name="ListLabel 19" style:family="text">
      <style:text-properties fo:font-size="10.5pt" fo:font-weight="bold" style:font-size-asian="10.5pt" style:font-weight-asian="bold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Times New Roman2" fo:font-family="'Times New Roman'" style:font-family-generic="roman" style:font-pitch="variable" fo:font-size="10.5pt" style:font-size-asian="10.5pt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="Times New Roman2" fo:font-family="'Times New Roman'" style:font-family-generic="roman" style:font-pitch="variable" fo:font-size="10.5pt" fo:font-weight="bold" style:font-size-asian="10.5pt" style:font-weight-asian="bold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="Times New Roman2" fo:font-family="'Times New Roman'" style:font-family-generic="roman" style:font-pitch="variable" fo:font-size="10.5pt" style:font-size-asian="10.5pt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="Times New Roman2" fo:font-family="'Times New Roman'" style:font-family-generic="roman" style:font-pitch="variable" fo:font-size="10.5pt" fo:font-weight="bold" style:font-size-asian="10.5pt" style:font-weight-asian="bold"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48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0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ListLabel_20_5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53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ListLabel_20_5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5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57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9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ListLabel_20_60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62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ListLabel_20_63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10.5pt" officeooo:paragraph-rsid="01bf421f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0.499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986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20:46:00</meta:creation-date>
    <dc:language>ru-RU</dc:language>
    <dc:creator>Kane</dc:creator>
    <meta:print-date>2017-05-26T17:21:21.340618530</meta:print-date>
    <dc:date>2017-05-26T17:21:45.258693023</dc:date>
    <meta:editing-cycles>70</meta:editing-cycles>
    <meta:editing-duration>PT10H58M</meta:editing-duration>
    <meta:generator>LibreOffice/5.2.6.2$Linux_X86_64 LibreOffice_project/20m0$Build-2</meta:generator>
    <meta:printed-by>Kane</meta:printed-by>
    <meta:document-statistic meta:table-count="5" meta:image-count="0" meta:object-count="0" meta:page-count="9" meta:paragraph-count="330" meta:word-count="2160" meta:character-count="16351" meta:non-whitespace-character-count="13314"/>
    <meta:user-defined meta:name="AppVersion">16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